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7cm"/>
    </style:style>
    <style:style style:name="co11" style:family="table-column">
      <style:table-column-properties fo:break-before="auto" style:column-width="3.392cm"/>
    </style:style>
    <style:style style:name="co12" style:family="table-column">
      <style:table-column-properties fo:break-before="auto" style:column-width="3.83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65cm"/>
    </style:style>
    <style:style style:name="co10" style:family="table-column">
      <style:table-column-properties fo:break-before="auto" style:column-width="3.863cm"/>
    </style:style>
    <style:style style:name="co13" style:family="table-column">
      <style:table-column-properties fo:break-before="auto" style:column-width="3.789cm"/>
    </style:style>
    <style:style style:name="co14" style:family="table-column">
      <style:table-column-properties fo:break-before="auto" style:column-width="3.466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036cm"/>
    </style:style>
    <style:style style:name="co17" style:family="table-column">
      <style:table-column-properties fo:break-before="auto" style:column-width="3.713cm"/>
    </style:style>
    <style:style style:name="co18" style:family="table-column">
      <style:table-column-properties fo:break-before="auto" style:column-width="3.688cm"/>
    </style:style>
    <style:style style:name="co19" style:family="table-column">
      <style:table-column-properties fo:break-before="auto" style:column-width="4.307cm"/>
    </style:style>
    <style:style style:name="co22" style:family="table-column">
      <style:table-column-properties fo:break-before="auto" style:column-width="3.911cm"/>
    </style:style>
    <style:style style:name="co23" style:family="table-column">
      <style:table-column-properties fo:break-before="auto" style:column-width="3.343cm"/>
    </style:style>
    <style:style style:name="co24" style:family="table-column">
      <style:table-column-properties fo:break-before="auto" style:column-width="4.009cm"/>
    </style:style>
    <style:style style:name="co25" style:family="table-column">
      <style:table-column-properties fo:break-before="auto" style:column-width="2.104cm"/>
    </style:style>
    <style:style style:name="co26" style:family="table-column">
      <style:table-column-properties fo:break-before="auto" style:column-width="1.436cm"/>
    </style:style>
    <style:style style:name="co27" style:family="table-column">
      <style:table-column-properties fo:break-before="auto" style:column-width="2.649cm"/>
    </style:style>
    <style:style style:name="co28" style:family="table-column">
      <style:table-column-properties fo:break-before="auto" style:column-width="3.194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3.639cm"/>
    </style:style>
    <style:style style:name="co31" style:family="table-column">
      <style:table-column-properties fo:break-before="auto" style:column-width="4.133cm"/>
    </style:style>
    <style:style style:name="co32" style:family="table-column">
      <style:table-column-properties fo:break-before="auto" style:column-width="4.083cm"/>
    </style:style>
    <style:style style:name="co33" style:family="table-column">
      <style:table-column-properties fo:break-before="auto" style:column-width="1.907cm"/>
    </style:style>
    <style:style style:name="co34" style:family="table-column">
      <style:table-column-properties fo:break-before="auto" style:column-width="3.367cm"/>
    </style:style>
    <style:style style:name="co35" style:family="table-column">
      <style:table-column-properties fo:break-before="auto" style:column-width="4.5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2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2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underline-style="none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 fo:font-weight="bold" style:font-weight-asian="bold" style:font-weight-complex="bold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20" style:family="table-cell" style:parent-style-name="Default" style:data-style-name="N120">
      <style:text-properties style:text-underline-style="none"/>
    </style:style>
    <style:style style:name="ce21" style:family="table-cell" style:parent-style-name="Default" style:data-style-name="N1">
      <style:text-properties style:text-underline-style="none"/>
    </style:style>
    <style:style style:name="ce25" style:family="table-cell" style:parent-style-name="Default" style:data-style-name="N0">
      <style:text-properties style:text-underline-style="none" fo:font-weight="bold" style:font-weight-asian="bold" style:font-weight-complex="bold"/>
    </style:style>
    <style:style style:name="ce28" style:family="table-cell" style:parent-style-name="Default" style:data-style-name="N1"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"/>
    <style:style style:name="ce3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text-underline-style="none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text-underline-style="none"/>
    </style:style>
    <style:style style:name="ce37" style:family="table-cell" style:parent-style-name="Default" style:data-style-name="N12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style:text-underline-style="solid" style:text-underline-width="auto" style:text-underline-color="font-color"/>
    </style:style>
    <style:style style:name="ce40" style:family="table-cell" style:parent-style-name="Default" style:data-style-name="N0">
      <style:text-properties fo:font-weight="bold" style:font-weight-asian="bold" style:font-weight-complex="bold"/>
    </style:style>
    <style:style style:name="ce41" style:family="table-cell" style:parent-style-name="Default" style:data-style-name="N0">
      <style:text-properties style:text-underline-style="none" fo:font-weight="bold" style:font-weight-asian="bold" style:font-weight-complex="bold"/>
    </style:style>
    <style:style style:name="ce42" style:family="table-cell" style:parent-style-name="Default" style:data-style-name="N1">
      <style:text-properties style:text-underline-style="none"/>
    </style:style>
    <style:style style:name="ce29" style:family="table-cell" style:parent-style-name="Default" style:data-style-name="N120"/>
    <style:style style:name="ce44" style:family="table-cell" style:parent-style-name="Default" style:data-style-name="N120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N" table:style-name="ta1">
        <table:table-column table:style-name="co1" table:default-cell-style-name="ce31"/>
        <table:table-column table:style-name="co25" table:default-cell-style-name="Default"/>
        <table:table-column table:style-name="co26" table:default-cell-style-name="Default"/>
        <table:table-column table:style-name="co27" table:default-cell-style-name="ce36"/>
        <table:table-column table:style-name="co28" table:default-cell-style-name="Default"/>
        <table:table-column table:style-name="co29" table:default-cell-style-name="ce36"/>
        <table:table-column table:style-name="co3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8" office:value-type="string" calcext:value-type="string">
            <text:p>iteration</text:p>
          </table:table-cell>
          <table:table-cell table:style-name="ce32" office:value-type="string" calcext:value-type="string">
            <text:p>epochs</text:p>
          </table:table-cell>
          <table:table-cell table:style-name="ce32" office:value-type="string" calcext:value-type="string">
            <text:p>rho</text:p>
          </table:table-cell>
          <table:table-cell table:style-name="ce34" office:value-type="string" calcext:value-type="string">
            <text:p>standarize</text:p>
          </table:table-cell>
          <table:table-cell table:style-name="ce32" office:value-type="string" calcext:value-type="string">
            <text:p>loss_function</text:p>
          </table:table-cell>
          <table:table-cell table:style-name="ce34" office:value-type="string" calcext:value-type="string">
            <text:p>max_w2</text:p>
          </table:table-cell>
          <table:table-cell table:style-name="ce32" office:value-type="string" calcext:value-type="string">
            <text:p>accuracy</text:p>
          </table:table-cell>
          <table:table-cell/>
          <table:table-cell table:style-name="ce10" office:value-type="string" calcext:value-type="string">
            <text:p>max_accuracy</text:p>
          </table:table-cell>
          <table:table-cell table:style-name="ce10" office:value-type="string" calcext:value-type="string">
            <text:p>card_Rashomon_set</text:p>
          </table:table-cell>
        </table:table-row>
        <table:table-row table:style-name="ro1"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888815789473684" calcext:value-type="float">
            <text:p>0,888815789473684</text:p>
          </table:table-cell>
          <table:table-cell/>
          <table:table-cell table:formula="of:=MAX([.G$1:.G$1048576])" office:value-type="float" office:value="0.888815789473684" calcext:value-type="float">
            <text:p>0,888815789473684</text:p>
          </table:table-cell>
          <table:table-cell table:formula="of:=COUNTIF([.G$1:.G$1048576];&quot;&gt;=&quot;&amp;[.I6])" office:value-type="float" office:value="42" calcext:value-type="float">
            <text:p>42</text:p>
          </table:table-cell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878226817042607" calcext:value-type="float">
            <text:p>0,878226817042607</text:p>
          </table:table-cell>
          <table:table-cell/>
          <table:table-cell table:style-name="ce10" office:value-type="string" calcext:value-type="string">
            <text:p>empirical_risk</text:p>
          </table:table-cell>
          <table:table-cell table:style-name="ce10" office:value-type="string" calcext:value-type="string">
            <text:p>cardinality_sols</text:p>
          </table:table-cell>
        </table:table-row>
        <table:table-row table:style-name="ro1"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76503759398496" calcext:value-type="float">
            <text:p>0,876503759398496</text:p>
          </table:table-cell>
          <table:table-cell/>
          <table:table-cell table:formula="of:=1/[.I2]" office:value-type="float" office:value="1.12509252405625" calcext:value-type="float">
            <text:p>1,12509252405625</text:p>
          </table:table-cell>
          <table:table-cell table:formula="of:=MAX([.A$1:.A$1048576])" office:value-type="float" office:value="72" calcext:value-type="float">
            <text:p>72</text:p>
          </table:table-cell>
        </table:table-row>
        <table:table-row table:style-name="ro1"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76503759398496" calcext:value-type="float">
            <text:p>0,876503759398496</text:p>
          </table:table-cell>
          <table:table-cell/>
          <table:table-cell table:style-name="ce10" office:value-type="string" calcext:value-type="string">
            <text:p>margin</text:p>
          </table:table-cell>
          <table:table-cell table:style-name="ce10" office:value-type="string" calcext:value-type="string">
            <text:p>Rashomon_ratio</text:p>
          </table:table-cell>
        </table:table-row>
        <table:table-row table:style-name="ro1"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874655388471178" calcext:value-type="float">
            <text:p>0,874655388471178</text:p>
          </table:table-cell>
          <table:table-cell table:style-name="ce36"/>
          <table:table-cell table:formula="of:=[.I2]-[.I2]*0.1" office:value-type="float" office:value="0.799934210526316" calcext:value-type="float">
            <text:p>0,799934210526316</text:p>
          </table:table-cell>
          <table:table-cell table:formula="of:=[.J2]/[.J4]" office:value-type="float" office:value="0.583333333333333" calcext:value-type="float">
            <text:p>0,583333333333333</text:p>
          </table:table-cell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74624060150376" calcext:value-type="float">
            <text:p>0,874624060150376</text:p>
          </table:table-cell>
          <table:table-cell table:number-columns-repeated="3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72932330827068" calcext:value-type="float">
            <text:p>0,872932330827068</text:p>
          </table:table-cell>
          <table:table-cell table:number-columns-repeated="3"/>
        </table:table-row>
        <table:table-row table:style-name="ro1"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871146616541353" calcext:value-type="float">
            <text:p>0,871146616541353</text:p>
          </table:table-cell>
          <table:table-cell table:number-columns-repeated="3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69486215538847" calcext:value-type="float">
            <text:p>0,869486215538847</text:p>
          </table:table-cell>
          <table:table-cell table:number-columns-repeated="3"/>
        </table:table-row>
        <table:table-row table:style-name="ro1"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869360902255639" calcext:value-type="float">
            <text:p>0,869360902255639</text:p>
          </table:table-cell>
          <table:table-cell table:number-columns-repeated="3"/>
        </table:table-row>
        <table:table-row table:style-name="ro1"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67669172932331" calcext:value-type="float">
            <text:p>0,867669172932331</text:p>
          </table:table-cell>
          <table:table-cell table:number-columns-repeated="3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67637844611529" calcext:value-type="float">
            <text:p>0,867637844611529</text:p>
          </table:table-cell>
          <table:table-cell table:number-columns-repeated="3"/>
        </table:table-row>
        <table:table-row table:style-name="ro1"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865946115288221" calcext:value-type="float">
            <text:p>0,865946115288221</text:p>
          </table:table-cell>
          <table:table-cell table:number-columns-repeated="3"/>
        </table:table-row>
        <table:table-row table:style-name="ro1"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6422305764411" calcext:value-type="float">
            <text:p>0,864223057644110</text:p>
          </table:table-cell>
          <table:table-cell table:number-columns-repeated="3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864191729323308" calcext:value-type="float">
            <text:p>0,864191729323308</text:p>
          </table:table-cell>
          <table:table-cell table:number-columns-repeated="3"/>
        </table:table-row>
        <table:table-row table:style-name="ro1"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864097744360902" calcext:value-type="float">
            <text:p>0,864097744360902</text:p>
          </table:table-cell>
          <table:table-cell table:number-columns-repeated="3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640664160401" calcext:value-type="float">
            <text:p>0,864066416040100</text:p>
          </table:table-cell>
          <table:table-cell table:number-columns-repeated="3"/>
        </table:table-row>
        <table:table-row table:style-name="ro1"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62374686716792" calcext:value-type="float">
            <text:p>0,862374686716792</text:p>
          </table:table-cell>
          <table:table-cell table:number-columns-repeated="3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6234335839599" calcext:value-type="float">
            <text:p>0,862343358395990</text:p>
          </table:table-cell>
          <table:table-cell table:number-columns-repeated="3"/>
        </table:table-row>
        <table:table-row table:style-name="ro1"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86062030075188" calcext:value-type="float">
            <text:p>0,860620300751880</text:p>
          </table:table-cell>
          <table:table-cell table:number-columns-repeated="3"/>
        </table:table-row>
        <table:table-row table:style-name="ro1"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60494987468672" calcext:value-type="float">
            <text:p>0,860494987468672</text:p>
          </table:table-cell>
          <table:table-cell table:number-columns-repeated="3"/>
        </table:table-row>
        <table:table-row table:style-name="ro1"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858897243107769" calcext:value-type="float">
            <text:p>0,858897243107769</text:p>
          </table:table-cell>
          <table:table-cell table:number-columns-repeated="3"/>
        </table:table-row>
        <table:table-row table:style-name="ro1"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855357142857143" calcext:value-type="float">
            <text:p>0,855357142857143</text:p>
          </table:table-cell>
          <table:table-cell table:number-columns-repeated="3"/>
        </table:table-row>
        <table:table-row table:style-name="ro1"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855263157894737" calcext:value-type="float">
            <text:p>0,855263157894737</text:p>
          </table:table-cell>
          <table:table-cell table:number-columns-repeated="3"/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3937969924812" calcext:value-type="float">
            <text:p>0,839379699248120</text:p>
          </table:table-cell>
          <table:table-cell table:number-columns-repeated="3"/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37625313283208" calcext:value-type="float">
            <text:p>0,837625313283208</text:p>
          </table:table-cell>
          <table:table-cell table:number-columns-repeated="3"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35870927318295" calcext:value-type="float">
            <text:p>0,835870927318295</text:p>
          </table:table-cell>
          <table:table-cell table:number-columns-repeated="3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3577694235589" calcext:value-type="float">
            <text:p>0,835776942355890</text:p>
          </table:table-cell>
          <table:table-cell table:number-columns-repeated="3"/>
        </table:table-row>
        <table:table-row table:style-name="ro1"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33959899749373" calcext:value-type="float">
            <text:p>0,833959899749373</text:p>
          </table:table-cell>
          <table:table-cell table:number-columns-repeated="3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32424812030075" calcext:value-type="float">
            <text:p>0,832424812030075</text:p>
          </table:table-cell>
          <table:table-cell table:number-columns-repeated="3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32111528822055" calcext:value-type="float">
            <text:p>0,832111528822055</text:p>
          </table:table-cell>
          <table:table-cell table:number-columns-repeated="3"/>
        </table:table-row>
        <table:table-row table:style-name="ro1"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30451127819549" calcext:value-type="float">
            <text:p>0,830451127819549</text:p>
          </table:table-cell>
          <table:table-cell table:number-columns-repeated="3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28853383458647" calcext:value-type="float">
            <text:p>0,828853383458647</text:p>
          </table:table-cell>
          <table:table-cell table:number-columns-repeated="3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28665413533834" calcext:value-type="float">
            <text:p>0,828665413533834</text:p>
          </table:table-cell>
          <table:table-cell table:number-columns-repeated="3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28571428571429" calcext:value-type="float">
            <text:p>0,828571428571429</text:p>
          </table:table-cell>
          <table:table-cell table:number-columns-repeated="3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825250626566416" calcext:value-type="float">
            <text:p>0,825250626566416</text:p>
          </table:table-cell>
          <table:table-cell table:number-columns-repeated="3"/>
        </table:table-row>
        <table:table-row table:style-name="ro1"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814567669172932" calcext:value-type="float">
            <text:p>0,814567669172932</text:p>
          </table:table-cell>
          <table:table-cell table:number-columns-repeated="3"/>
        </table:table-row>
        <table:table-row table:style-name="ro1"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810996240601504" calcext:value-type="float">
            <text:p>0,810996240601504</text:p>
          </table:table-cell>
          <table:table-cell table:number-columns-repeated="3"/>
        </table:table-row>
        <table:table-row table:style-name="ro1"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809241854636591" calcext:value-type="float">
            <text:p>0,809241854636591</text:p>
          </table:table-cell>
          <table:table-cell table:number-columns-repeated="3"/>
        </table:table-row>
        <table:table-row table:style-name="ro1"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807550125313283" calcext:value-type="float">
            <text:p>0,807550125313283</text:p>
          </table:table-cell>
          <table:table-cell table:number-columns-repeated="3"/>
        </table:table-row>
        <table:table-row table:style-name="ro1"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803916040100251" calcext:value-type="float">
            <text:p>0,803916040100251</text:p>
          </table:table-cell>
          <table:table-cell table:number-columns-repeated="3"/>
        </table:table-row>
        <table:table-row table:style-name="ro1"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803884711779448" calcext:value-type="float">
            <text:p>0,803884711779448</text:p>
          </table:table-cell>
          <table:table-cell table:number-columns-repeated="3"/>
        </table:table-row>
        <table:table-row table:style-name="ro1"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796961152882206" calcext:value-type="float">
            <text:p>0,796961152882206</text:p>
          </table:table-cell>
          <table:table-cell table:number-columns-repeated="3"/>
        </table:table-row>
        <table:table-row table:style-name="ro1"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791635338345865" calcext:value-type="float">
            <text:p>0,791635338345865</text:p>
          </table:table-cell>
          <table:table-cell table:number-columns-repeated="3"/>
        </table:table-row>
        <table:table-row table:style-name="ro1"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0" calcext:value-type="float">
            <text:p>1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789912280701754" calcext:value-type="float">
            <text:p>0,789912280701754</text:p>
          </table:table-cell>
          <table:table-cell table:number-columns-repeated="3"/>
        </table:table-row>
        <table:table-row table:style-name="ro1"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786372180451128" calcext:value-type="float">
            <text:p>0,786372180451128</text:p>
          </table:table-cell>
          <table:table-cell table:number-columns-repeated="3"/>
        </table:table-row>
        <table:table-row table:style-name="ro1"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786309523809524" calcext:value-type="float">
            <text:p>0,786309523809524</text:p>
          </table:table-cell>
          <table:table-cell table:number-columns-repeated="3"/>
        </table:table-row>
        <table:table-row table:style-name="ro1"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0" calcext:value-type="float">
            <text:p>2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784555137844611" calcext:value-type="float">
            <text:p>0,784555137844611</text:p>
          </table:table-cell>
          <table:table-cell table:number-columns-repeated="3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Quadratic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7" calcext:value-type="float">
            <text:p>0,97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8" calcext:value-type="float">
            <text:p>0,98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0" calcext:value-type="float">
            <text:p>0</text:p>
          </table:table-cell>
          <table:table-cell table:style-name="ce11" office:value-type="float" office:value="0.99" calcext:value-type="float">
            <text:p>0,99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CrossEntropy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450281954887218" calcext:value-type="float">
            <text:p>0,450281954887218</text:p>
          </table:table-cell>
          <table:table-cell table:number-columns-repeated="3"/>
        </table:table-row>
        <table:table-row table:style-name="ro1" table:number-rows-repeated="104850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Log" table:style-name="ta1">
        <table:table-column table:style-name="co1" table:default-cell-style-name="Default"/>
        <table:table-column table:style-name="co11" table:default-cell-style-name="ce36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table:style-name="ce32" office:value-type="string" calcext:value-type="string">
            <text:p>iteration</text:p>
          </table:table-cell>
          <table:table-cell table:style-name="ce32" office:value-type="string" calcext:value-type="string">
            <text:p>max_iterations</text:p>
          </table:table-cell>
          <table:table-cell table:style-name="ce32" office:value-type="string" calcext:value-type="string">
            <text:p>accuracy</text:p>
          </table:table-cell>
          <table:table-cell/>
          <table:table-cell table:style-name="ce32" office:value-type="string" calcext:value-type="string">
            <text:p>max_accuracy</text:p>
          </table:table-cell>
          <table:table-cell table:style-name="ce32" office:value-type="string" calcext:value-type="string">
            <text:p>card_Rashomon_set</text:p>
          </table:table-cell>
          <table:table-cell table:number-columns-repeated="2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.786058897243108" calcext:value-type="float">
            <text:p>0,786058897243108</text:p>
          </table:table-cell>
          <table:table-cell table:style-name="ce35"/>
          <table:table-cell table:formula="of:=MAX([.C$1:.C$1048576])" office:value-type="float" office:value="0.803822055137844" calcext:value-type="float">
            <text:p>0,803822055137844</text:p>
          </table:table-cell>
          <table:table-cell table:formula="of:=COUNTIF([.C$1:.C$1048576];&quot;&gt;=&quot;&amp;[.E6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0.803790726817043" calcext:value-type="float">
            <text:p>0,803790726817043</text:p>
          </table:table-cell>
          <table:table-cell table:style-name="ce35"/>
          <table:table-cell table:style-name="ce32" office:value-type="string" calcext:value-type="string">
            <text:p>empirical_risk</text:p>
          </table:table-cell>
          <table:table-cell table:style-name="ce32" office:value-type="string" calcext:value-type="string">
            <text:p>cardinality_sols</text:p>
          </table:table-cell>
          <table:table-cell table:number-columns-repeated="2"/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0.795050125313283" calcext:value-type="float">
            <text:p>0,795050125313283</text:p>
          </table:table-cell>
          <table:table-cell table:style-name="ce35"/>
          <table:table-cell table:formula="of:=1/[.E2]" office:value-type="float" office:value="1.24405643464027" calcext:value-type="float">
            <text:p>1,24405643464027</text:p>
          </table:table-cell>
          <table:table-cell table:formula="of:=MAX([.A$1:.A$1048576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803822055137844" calcext:value-type="float">
            <text:p>0,803822055137844</text:p>
          </table:table-cell>
          <table:table-cell table:style-name="ce35"/>
          <table:table-cell table:style-name="ce32" office:value-type="string" calcext:value-type="string">
            <text:p>margin</text:p>
          </table:table-cell>
          <table:table-cell table:style-name="ce32" office:value-type="string" calcext:value-type="string">
            <text:p>Rashomon_ratio</text:p>
          </table:table-cell>
          <table:table-cell table:number-columns-repeated="2"/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0.802098997493734" calcext:value-type="float">
            <text:p>0,802098997493734</text:p>
          </table:table-cell>
          <table:table-cell table:style-name="ce35"/>
          <table:table-cell table:formula="of:=[.E2]-[.E2]*0.1" office:value-type="float" office:value="0.72343984962406" calcext:value-type="float">
            <text:p>0,72343984962406</text:p>
          </table:table-cell>
          <table:table-cell table:formula="of:=[.F2]/[.F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0.795018796992481" calcext:value-type="float">
            <text:p>0,795018796992481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0.786121553884712" calcext:value-type="float">
            <text:p>0,786121553884712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0.782581453634085" calcext:value-type="float">
            <text:p>0,782581453634085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30" office:value-type="float" office:value="28" calcext:value-type="float">
            <text:p>28</text:p>
          </table:table-cell>
          <table:table-cell table:style-name="ce37" office:value-type="float" office:value="0.782518796992481" calcext:value-type="float">
            <text:p>0,782518796992481</text:p>
          </table:table-cell>
          <table:table-cell table:style-name="ce35" table:number-columns-repeated="2"/>
          <table:table-cell table:number-columns-repeated="2"/>
          <table:table-cell table:style-name="ce39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1" calcext:value-type="float">
            <text:p>31</text:p>
          </table:table-cell>
          <table:table-cell table:style-name="ce37" office:value-type="float" office:value="0.784273182957393" calcext:value-type="float">
            <text:p>0,784273182957393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4" calcext:value-type="float">
            <text:p>34</text:p>
          </table:table-cell>
          <table:table-cell table:style-name="ce37" office:value-type="float" office:value="0.78781328320802" calcext:value-type="float">
            <text:p>0,787813283208020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8" calcext:value-type="float">
            <text:p>38</text:p>
          </table:table-cell>
          <table:table-cell table:style-name="ce37" office:value-type="float" office:value="0.786058897243108" calcext:value-type="float">
            <text:p>0,786058897243108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1" calcext:value-type="float">
            <text:p>41</text:p>
          </table:table-cell>
          <table:table-cell table:style-name="ce37" office:value-type="float" office:value="0.786058897243108" calcext:value-type="float">
            <text:p>0,786058897243108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5" calcext:value-type="float">
            <text:p>45</text:p>
          </table:table-cell>
          <table:table-cell table:style-name="ce37" office:value-type="float" office:value="0.786058897243108" calcext:value-type="float">
            <text:p>0,786058897243108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0.784304511278196" calcext:value-type="float">
            <text:p>0,784304511278196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52" calcext:value-type="float">
            <text:p>52</text:p>
          </table:table-cell>
          <table:table-cell table:style-name="ce37" office:value-type="float" office:value="0.786058897243108" calcext:value-type="float">
            <text:p>0,786058897243108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55" calcext:value-type="float">
            <text:p>55</text:p>
          </table:table-cell>
          <table:table-cell table:style-name="ce37" office:value-type="float" office:value="0.786058897243108" calcext:value-type="float">
            <text:p>0,786058897243108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59" calcext:value-type="float">
            <text:p>59</text:p>
          </table:table-cell>
          <table:table-cell table:style-name="ce37" office:value-type="float" office:value="0.786058897243108" calcext:value-type="float">
            <text:p>0,786058897243108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62" calcext:value-type="float">
            <text:p>62</text:p>
          </table:table-cell>
          <table:table-cell table:style-name="ce37" office:value-type="float" office:value="0.786058897243108" calcext:value-type="float">
            <text:p>0,786058897243108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66" calcext:value-type="float">
            <text:p>66</text:p>
          </table:table-cell>
          <table:table-cell table:style-name="ce37" office:value-type="float" office:value="0.786058897243108" calcext:value-type="float">
            <text:p>0,786058897243108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0.786058897243108" calcext:value-type="float">
            <text:p>0,786058897243108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72" calcext:value-type="float">
            <text:p>72</text:p>
          </table:table-cell>
          <table:table-cell table:style-name="ce37" office:value-type="float" office:value="0.786058897243108" calcext:value-type="float">
            <text:p>0,786058897243108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76" calcext:value-type="float">
            <text:p>76</text:p>
          </table:table-cell>
          <table:table-cell table:style-name="ce37" office:value-type="float" office:value="0.786058897243108" calcext:value-type="float">
            <text:p>0,786058897243108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79" calcext:value-type="float">
            <text:p>79</text:p>
          </table:table-cell>
          <table:table-cell table:style-name="ce37" office:value-type="float" office:value="0.786058897243108" calcext:value-type="float">
            <text:p>0,786058897243108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83" calcext:value-type="float">
            <text:p>83</text:p>
          </table:table-cell>
          <table:table-cell table:style-name="ce37" office:value-type="float" office:value="0.786058897243108" calcext:value-type="float">
            <text:p>0,786058897243108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86" calcext:value-type="float">
            <text:p>86</text:p>
          </table:table-cell>
          <table:table-cell table:style-name="ce37" office:value-type="float" office:value="0.786058897243108" calcext:value-type="float">
            <text:p>0,786058897243108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90" calcext:value-type="float">
            <text:p>90</text:p>
          </table:table-cell>
          <table:table-cell table:style-name="ce37" office:value-type="float" office:value="0.786058897243108" calcext:value-type="float">
            <text:p>0,786058897243108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93" calcext:value-type="float">
            <text:p>93</text:p>
          </table:table-cell>
          <table:table-cell table:style-name="ce37" office:value-type="float" office:value="0.786058897243108" calcext:value-type="float">
            <text:p>0,786058897243108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97" calcext:value-type="float">
            <text:p>97</text:p>
          </table:table-cell>
          <table:table-cell table:style-name="ce37" office:value-type="float" office:value="0.786058897243108" calcext:value-type="float">
            <text:p>0,786058897243108</text:p>
          </table:table-cell>
          <table:table-cell table:style-name="ce35" table:number-columns-repeated="2"/>
          <table:table-cell table:number-columns-repeated="3"/>
        </table:table-row>
        <table:table-row table:style-name="ro1"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00" calcext:value-type="float">
            <text:p>100</text:p>
          </table:table-cell>
          <table:table-cell table:style-name="ce37" office:value-type="float" office:value="0.786058897243108" calcext:value-type="float">
            <text:p>0,786058897243108</text:p>
          </table:table-cell>
          <table:table-cell table:style-name="ce35" table:number-columns-repeated="2"/>
          <table:table-cell table:number-columns-repeated="3"/>
        </table:table-row>
        <table:table-row table:style-name="ro1" table:number-rows-repeated="186">
          <table:table-cell table:style-name="ce35" table:number-columns-repeated="5"/>
          <table:table-cell table:number-columns-repeated="3"/>
        </table:table-row>
        <table:table-row table:style-name="ro1" table:number-rows-repeated="104835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F" table:style-name="ta1">
        <table:table-column table:style-name="co8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6"/>
        <table:table-column table:style-name="co8" table:default-cell-style-name="ce36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0" office:value-type="string" calcext:value-type="string">
            <text:p>iteration</text:p>
          </table:table-cell>
          <table:table-cell table:style-name="ce40" office:value-type="string" calcext:value-type="string">
            <text:p>number_of_trees</text:p>
          </table:table-cell>
          <table:table-cell table:style-name="ce40" office:value-type="string" calcext:value-type="string">
            <text:p>maximal_depth</text:p>
          </table:table-cell>
          <table:table-cell table:style-name="ce34" office:value-type="string" calcext:value-type="string">
            <text:p>accuracy</text:p>
          </table:table-cell>
          <table:table-cell table:style-name="Default"/>
          <table:table-cell table:style-name="ce32" office:value-type="string" calcext:value-type="string">
            <text:p>max_accuracy</text:p>
          </table:table-cell>
          <table:table-cell table:style-name="ce32" office:value-type="string" calcext:value-type="string">
            <text:p>card_Rashomon_set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5" office:value-type="float" office:value="0.650375939849624" calcext:value-type="float">
            <text:p>0,650375939849624</text:p>
          </table:table-cell>
          <table:table-cell table:style-name="ce35"/>
          <table:table-cell table:formula="of:=MAX([.D$1:.D$1048576])" office:value-type="float" office:value="0.885369674185464" calcext:value-type="float">
            <text:p>0,885369674185464</text:p>
          </table:table-cell>
          <table:table-cell table:formula="of:=COUNTIF([.D$1:.D$1048576];&quot;&gt;=&quot;&amp;[.F6])" office:value-type="float" office:value="35" calcext:value-type="float">
            <text:p>35</text:p>
          </table:table-cell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" calcext:value-type="float">
            <text:p>5</text:p>
          </table:table-cell>
          <table:table-cell table:style-name="ce35" office:value-type="float" office:value="0.807706766917293" calcext:value-type="float">
            <text:p>0,807706766917293</text:p>
          </table:table-cell>
          <table:table-cell table:style-name="ce35"/>
          <table:table-cell table:style-name="ce32" office:value-type="string" calcext:value-type="string">
            <text:p>empirical_risk</text:p>
          </table:table-cell>
          <table:table-cell table:style-name="ce32" office:value-type="string" calcext:value-type="string">
            <text:p>cardinality_sols</text:p>
          </table:table-cell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5" calcext:value-type="float">
            <text:p>5</text:p>
          </table:table-cell>
          <table:table-cell table:style-name="ce35" office:value-type="float" office:value="0.813063909774436" calcext:value-type="float">
            <text:p>0,813063909774436</text:p>
          </table:table-cell>
          <table:table-cell table:style-name="ce35"/>
          <table:table-cell table:formula="of:=1/[.F2]" office:value-type="float" office:value="1.12947171013057" calcext:value-type="float">
            <text:p>1,12947171013057</text:p>
          </table:table-cell>
          <table:table-cell table:formula="of:=MAX([.A$1:.A$1048576])" office:value-type="float" office:value="36" calcext:value-type="float">
            <text:p>36</text:p>
          </table:table-cell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5" calcext:value-type="float">
            <text:p>5</text:p>
          </table:table-cell>
          <table:table-cell table:style-name="ce35" office:value-type="float" office:value="0.81296992481203" calcext:value-type="float">
            <text:p>0,81296992481203</text:p>
          </table:table-cell>
          <table:table-cell table:style-name="ce35"/>
          <table:table-cell table:style-name="ce32" office:value-type="string" calcext:value-type="string">
            <text:p>margin</text:p>
          </table:table-cell>
          <table:table-cell table:style-name="ce32" office:value-type="string" calcext:value-type="string">
            <text:p>Rashomon_ratio</text:p>
          </table:table-cell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" calcext:value-type="float">
            <text:p>5</text:p>
          </table:table-cell>
          <table:table-cell table:style-name="ce35" office:value-type="float" office:value="0.811184210526316" calcext:value-type="float">
            <text:p>0,811184210526316</text:p>
          </table:table-cell>
          <table:table-cell table:style-name="ce35"/>
          <table:table-cell table:formula="of:=[.F2]-[.F2]*0.1" office:value-type="float" office:value="0.796832706766917" calcext:value-type="float">
            <text:p>0,796832706766917</text:p>
          </table:table-cell>
          <table:table-cell table:formula="of:=[.G2]/[.G4]" office:value-type="float" office:value="0.972222222222222" calcext:value-type="float">
            <text:p>0,972222222222222</text:p>
          </table:table-cell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5" calcext:value-type="float">
            <text:p>5</text:p>
          </table:table-cell>
          <table:table-cell table:style-name="ce35" office:value-type="float" office:value="0.8218671679198" calcext:value-type="float">
            <text:p>0,8218671679198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8" calcext:value-type="float">
            <text:p>8</text:p>
          </table:table-cell>
          <table:table-cell table:style-name="ce35" office:value-type="float" office:value="0.839317042606516" calcext:value-type="float">
            <text:p>0,83931704260651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8" calcext:value-type="float">
            <text:p>8</text:p>
          </table:table-cell>
          <table:table-cell table:style-name="ce35" office:value-type="float" office:value="0.835870927318295" calcext:value-type="float">
            <text:p>0,835870927318295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8" calcext:value-type="float">
            <text:p>8</text:p>
          </table:table-cell>
          <table:table-cell table:style-name="ce35" office:value-type="float" office:value="0.865914786967419" calcext:value-type="float">
            <text:p>0,865914786967419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8" calcext:value-type="float">
            <text:p>8</text:p>
          </table:table-cell>
          <table:table-cell table:style-name="ce35" office:value-type="float" office:value="0.860714285714286" calcext:value-type="float">
            <text:p>0,86071428571428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8" calcext:value-type="float">
            <text:p>8</text:p>
          </table:table-cell>
          <table:table-cell table:style-name="ce35" office:value-type="float" office:value="0.862406015037594" calcext:value-type="float">
            <text:p>0,862406015037594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8" calcext:value-type="float">
            <text:p>8</text:p>
          </table:table-cell>
          <table:table-cell table:style-name="ce35" office:value-type="float" office:value="0.86062030075188" calcext:value-type="float">
            <text:p>0,86062030075188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5" office:value-type="float" office:value="0.869392230576441" calcext:value-type="float">
            <text:p>0,869392230576441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1" calcext:value-type="float">
            <text:p>11</text:p>
          </table:table-cell>
          <table:table-cell table:style-name="ce35" office:value-type="float" office:value="0.865883458646617" calcext:value-type="float">
            <text:p>0,865883458646617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1" calcext:value-type="float">
            <text:p>11</text:p>
          </table:table-cell>
          <table:table-cell table:style-name="ce35" office:value-type="float" office:value="0.874780701754386" calcext:value-type="float">
            <text:p>0,87478070175438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1" calcext:value-type="float">
            <text:p>11</text:p>
          </table:table-cell>
          <table:table-cell table:style-name="ce35" office:value-type="float" office:value="0.874780701754386" calcext:value-type="float">
            <text:p>0,87478070175438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11" calcext:value-type="float">
            <text:p>11</text:p>
          </table:table-cell>
          <table:table-cell table:style-name="ce35" office:value-type="float" office:value="0.864160401002506" calcext:value-type="float">
            <text:p>0,86416040100250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11" calcext:value-type="float">
            <text:p>11</text:p>
          </table:table-cell>
          <table:table-cell table:style-name="ce35" office:value-type="float" office:value="0.862374686716792" calcext:value-type="float">
            <text:p>0,862374686716792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4" calcext:value-type="float">
            <text:p>14</text:p>
          </table:table-cell>
          <table:table-cell table:style-name="ce35" office:value-type="float" office:value="0.864160401002506" calcext:value-type="float">
            <text:p>0,86416040100250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4" calcext:value-type="float">
            <text:p>14</text:p>
          </table:table-cell>
          <table:table-cell table:style-name="ce35" office:value-type="float" office:value="0.869454887218045" calcext:value-type="float">
            <text:p>0,869454887218045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4" calcext:value-type="float">
            <text:p>14</text:p>
          </table:table-cell>
          <table:table-cell table:style-name="ce35" office:value-type="float" office:value="0.881860902255639" calcext:value-type="float">
            <text:p>0,881860902255639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4" calcext:value-type="float">
            <text:p>14</text:p>
          </table:table-cell>
          <table:table-cell table:style-name="ce35" office:value-type="float" office:value="0.881829573934837" calcext:value-type="float">
            <text:p>0,881829573934837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14" calcext:value-type="float">
            <text:p>14</text:p>
          </table:table-cell>
          <table:table-cell table:style-name="ce35" office:value-type="float" office:value="0.880075187969925" calcext:value-type="float">
            <text:p>0,880075187969925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14" calcext:value-type="float">
            <text:p>14</text:p>
          </table:table-cell>
          <table:table-cell table:style-name="ce35" office:value-type="float" office:value="0.876503759398496" calcext:value-type="float">
            <text:p>0,87650375939849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7" calcext:value-type="float">
            <text:p>17</text:p>
          </table:table-cell>
          <table:table-cell table:style-name="ce35" office:value-type="float" office:value="0.864129072681704" calcext:value-type="float">
            <text:p>0,864129072681704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7" calcext:value-type="float">
            <text:p>17</text:p>
          </table:table-cell>
          <table:table-cell table:style-name="ce35" office:value-type="float" office:value="0.87296365914787" calcext:value-type="float">
            <text:p>0,87296365914787</text:p>
          </table:table-cell>
          <table:table-cell table:style-name="ce35"/>
          <table:table-cell table:style-name="ce39"/>
          <table:table-cell/>
        </table:table-row>
        <table:table-row table:style-name="ro1"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7" calcext:value-type="float">
            <text:p>17</text:p>
          </table:table-cell>
          <table:table-cell table:style-name="ce35" office:value-type="float" office:value="0.881829573934837" calcext:value-type="float">
            <text:p>0,881829573934837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7" calcext:value-type="float">
            <text:p>17</text:p>
          </table:table-cell>
          <table:table-cell table:style-name="ce35" office:value-type="float" office:value="0.885338345864662" calcext:value-type="float">
            <text:p>0,885338345864662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17" calcext:value-type="float">
            <text:p>17</text:p>
          </table:table-cell>
          <table:table-cell table:style-name="ce35" office:value-type="float" office:value="0.880075187969925" calcext:value-type="float">
            <text:p>0,880075187969925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17" calcext:value-type="float">
            <text:p>17</text:p>
          </table:table-cell>
          <table:table-cell table:style-name="ce35" office:value-type="float" office:value="0.874749373433584" calcext:value-type="float">
            <text:p>0,874749373433584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0" calcext:value-type="float">
            <text:p>20</text:p>
          </table:table-cell>
          <table:table-cell table:style-name="ce35" office:value-type="float" office:value="0.858771929824562" calcext:value-type="float">
            <text:p>0,858771929824562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0" calcext:value-type="float">
            <text:p>20</text:p>
          </table:table-cell>
          <table:table-cell table:style-name="ce35" office:value-type="float" office:value="0.874718045112782" calcext:value-type="float">
            <text:p>0,874718045112782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0" calcext:value-type="float">
            <text:p>20</text:p>
          </table:table-cell>
          <table:table-cell table:style-name="ce35" office:value-type="float" office:value="0.883583959899749" calcext:value-type="float">
            <text:p>0,883583959899749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20" calcext:value-type="float">
            <text:p>20</text:p>
          </table:table-cell>
          <table:table-cell table:style-name="ce35" office:value-type="float" office:value="0.885369674185464" calcext:value-type="float">
            <text:p>0,885369674185464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20" calcext:value-type="float">
            <text:p>20</text:p>
          </table:table-cell>
          <table:table-cell table:style-name="ce35" office:value-type="float" office:value="0.885369674185464" calcext:value-type="float">
            <text:p>0,885369674185464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20" calcext:value-type="float">
            <text:p>20</text:p>
          </table:table-cell>
          <table:table-cell table:style-name="ce35" office:value-type="float" office:value="0.880075187969925" calcext:value-type="float">
            <text:p>0,880075187969925</text:p>
          </table:table-cell>
          <table:table-cell table:style-name="ce35"/>
          <table:table-cell table:number-columns-repeated="2"/>
        </table:table-row>
        <table:table-row table:style-name="ro1" table:number-rows-repeated="54">
          <table:table-cell table:style-name="ce30" table:number-columns-repeated="3"/>
          <table:table-cell table:style-name="ce35" table:number-columns-repeated="2"/>
          <table:table-cell table:number-columns-repeated="2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B" table:style-name="ta1"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ce32"/>
        <table:table-column table:style-name="co10" table:default-cell-style-name="ce32"/>
        <table:table-row table:style-name="ro1">
          <table:table-cell table:style-name="ce34" office:value-type="string" calcext:value-type="string">
            <text:p>iteration</text:p>
          </table:table-cell>
          <table:table-cell table:style-name="ce34" office:value-type="string" calcext:value-type="string">
            <text:p>laplace_correction</text:p>
          </table:table-cell>
          <table:table-cell table:style-name="ce34" office:value-type="string" calcext:value-type="string">
            <text:p>accuracy</text:p>
          </table:table-cell>
          <table:table-cell/>
          <table:table-cell office:value-type="string" calcext:value-type="string">
            <text:p>max_accuracy</text:p>
          </table:table-cell>
          <table:table-cell office:value-type="string" calcext:value-type="string">
            <text:p>card_Rashomon_set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674592731829574" calcext:value-type="float">
            <text:p>0,674592731829574</text:p>
          </table:table-cell>
          <table:table-cell/>
          <table:table-cell table:style-name="Default" table:formula="of:=MAX([.C$1:.C$1048576])" office:value-type="float" office:value="0.674592731829574" calcext:value-type="float">
            <text:p>0,674592731829574</text:p>
          </table:table-cell>
          <table:table-cell table:style-name="Default" table:formula="of:=COUNTIF([.C$1:.C$1048576];&quot;&gt;=&quot;&amp;[.E6])" office:value-type="float" office:value="2" calcext:value-type="float">
            <text:p>2</text:p>
          </table:table-cell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674592731829574" calcext:value-type="float">
            <text:p>0,674592731829574</text:p>
          </table:table-cell>
          <table:table-cell/>
          <table:table-cell office:value-type="string" calcext:value-type="string">
            <text:p>empirical_risk</text:p>
          </table:table-cell>
          <table:table-cell office:value-type="string" calcext:value-type="string">
            <text:p>cardinality_sols</text:p>
          </table:table-cell>
        </table:table-row>
        <table:table-row table:style-name="ro1">
          <table:table-cell table:number-columns-repeated="4"/>
          <table:table-cell table:style-name="Default" table:formula="of:=1/[.E2]" office:value-type="float" office:value="1.48237588817164" calcext:value-type="float">
            <text:p>1,48237588817164</text:p>
          </table:table-cell>
          <table:table-cell table:style-name="Default" table:formula="of:=MAX([.A$1:.A$1048576]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gin</text:p>
          </table:table-cell>
          <table:table-cell office:value-type="string" calcext:value-type="string">
            <text:p>Rashomon_ratio</text:p>
          </table:table-cell>
        </table:table-row>
        <table:table-row table:style-name="ro1">
          <table:table-cell table:number-columns-repeated="4"/>
          <table:table-cell table:style-name="Default" table:formula="of:=[.E2]-[.E2]*0.1" office:value-type="float" office:value="0.607133458646617" calcext:value-type="float">
            <text:p>0,607133458646617</text:p>
          </table:table-cell>
          <table:table-cell table:style-name="Default" table:formula="of:=[.F2]/[.F4]" office:value-type="float" office:value="1" calcext:value-type="float">
            <text:p>1</text:p>
          </table:table-cell>
        </table:table-row>
      </table:table>
      <table:table table:name="KNN" table:style-name="ta1">
        <table:table-column table:style-name="co8" table:default-cell-style-name="ce36"/>
        <table:table-column table:style-name="co8" table:default-cell-style-name="Default"/>
        <table:table-column table:style-name="co18" table:default-cell-style-name="ce36"/>
        <table:table-column table:style-name="co19" table:default-cell-style-name="ce3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4" office:value-type="string" calcext:value-type="string">
            <text:p>iteration</text:p>
          </table:table-cell>
          <table:table-cell table:style-name="ce32" office:value-type="string" calcext:value-type="string">
            <text:p>k</text:p>
          </table:table-cell>
          <table:table-cell table:style-name="ce34" office:value-type="string" calcext:value-type="string">
            <text:p>kernel_type</text:p>
          </table:table-cell>
          <table:table-cell table:style-name="ce34" office:value-type="string" calcext:value-type="string">
            <text:p>accuracy</text:p>
          </table:table-cell>
          <table:table-cell/>
          <table:table-cell table:style-name="ce32" office:value-type="string" calcext:value-type="string">
            <text:p>max_accuracy</text:p>
          </table:table-cell>
          <table:table-cell table:style-name="ce32" office:value-type="string" calcext:value-type="string">
            <text:p>card_Rashomon_set</text:p>
          </table:table-cell>
        </table:table-row>
        <table:table-row table:style-name="ro1">
          <table:table-cell table:number-columns-repeated="2"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dot</text:p>
          </table:table-cell>
          <table:table-cell table:style-name="ce37" office:value-type="float" office:value="0.719172932330827" calcext:value-type="float">
            <text:p>0,719172932330827</text:p>
          </table:table-cell>
          <table:table-cell table:style-name="ce35"/>
          <table:table-cell table:formula="of:=MAX([.D$1:.D$1048576])" office:value-type="float" office:value="0.724467418546366" calcext:value-type="float">
            <text:p>0,724467418546366</text:p>
          </table:table-cell>
          <table:table-cell table:formula="of:=COUNTIF([.D$1:.D$1048576];&quot;&gt;=&quot;&amp;[.F6])" office:value-type="float" office:value="32" calcext:value-type="float">
            <text:p>32</text:p>
          </table:table-cell>
        </table:table-row>
        <table:table-row table:style-name="ro1">
          <table:table-cell table:number-columns-repeated="2"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dot</text:p>
          </table:table-cell>
          <table:table-cell table:style-name="ce37" office:value-type="float" office:value="0.724467418546366" calcext:value-type="float">
            <text:p>0,724467418546366</text:p>
          </table:table-cell>
          <table:table-cell table:style-name="ce35"/>
          <table:table-cell table:style-name="ce32" office:value-type="string" calcext:value-type="string">
            <text:p>empirical_risk</text:p>
          </table:table-cell>
          <table:table-cell table:style-name="ce32" office:value-type="string" calcext:value-type="string">
            <text:p>cardinality_sols</text:p>
          </table:table-cell>
        </table:table-row>
        <table:table-row table:style-name="ro1">
          <table:table-cell table:number-columns-repeated="2"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dot</text:p>
          </table:table-cell>
          <table:table-cell table:style-name="ce37" office:value-type="float" office:value="0.715570175438596" calcext:value-type="float">
            <text:p>0,715570175438596</text:p>
          </table:table-cell>
          <table:table-cell table:style-name="ce35"/>
          <table:table-cell table:formula="of:=1/[.F2]" office:value-type="float" office:value="1.38032432432432" calcext:value-type="float">
            <text:p>1,38032432432432</text:p>
          </table:table-cell>
          <table:table-cell table:formula="of:=MAX([.A$1:.A$1048576])" office:value-type="float" office:value="32" calcext:value-type="float">
            <text:p>32</text:p>
          </table:table-cell>
        </table:table-row>
        <table:table-row table:style-name="ro1">
          <table:table-cell table:number-columns-repeated="2"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dot</text:p>
          </table:table-cell>
          <table:table-cell table:style-name="ce37" office:value-type="float" office:value="0.715601503759398" calcext:value-type="float">
            <text:p>0,715601503759398</text:p>
          </table:table-cell>
          <table:table-cell table:style-name="ce35"/>
          <table:table-cell table:style-name="ce32" office:value-type="string" calcext:value-type="string">
            <text:p>margin</text:p>
          </table:table-cell>
          <table:table-cell table:style-name="ce32" office:value-type="string" calcext:value-type="string">
            <text:p>Rashomon_ratio</text:p>
          </table:table-cell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radial</text:p>
          </table:table-cell>
          <table:table-cell table:style-name="ce37" office:value-type="float" office:value="0.719172932330827" calcext:value-type="float">
            <text:p>0,719172932330827</text:p>
          </table:table-cell>
          <table:table-cell table:style-name="ce35"/>
          <table:table-cell table:formula="of:=[.F2]-[.F2]*0.1" office:value-type="float" office:value="0.652020676691729" calcext:value-type="float">
            <text:p>0,652020676691729</text:p>
          </table:table-cell>
          <table:table-cell table:formula="of:=[.G2]/[.G4]" office:value-type="float" office:value="1" calcext:value-type="float">
            <text:p>1</text:p>
          </table:table-cell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radial</text:p>
          </table:table-cell>
          <table:table-cell table:style-name="ce37" office:value-type="float" office:value="0.724467418546366" calcext:value-type="float">
            <text:p>0,72446741854636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radial</text:p>
          </table:table-cell>
          <table:table-cell table:style-name="ce37" office:value-type="float" office:value="0.715570175438596" calcext:value-type="float">
            <text:p>0,71557017543859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radial</text:p>
          </table:table-cell>
          <table:table-cell table:style-name="ce37" office:value-type="float" office:value="0.715601503759398" calcext:value-type="float">
            <text:p>0,715601503759398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polynomial</text:p>
          </table:table-cell>
          <table:table-cell table:style-name="ce37" office:value-type="float" office:value="0.719172932330827" calcext:value-type="float">
            <text:p>0,719172932330827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polynomial</text:p>
          </table:table-cell>
          <table:table-cell table:style-name="ce37" office:value-type="float" office:value="0.724467418546366" calcext:value-type="float">
            <text:p>0,72446741854636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polynomial</text:p>
          </table:table-cell>
          <table:table-cell table:style-name="ce37" office:value-type="float" office:value="0.715570175438596" calcext:value-type="float">
            <text:p>0,71557017543859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polynomial</text:p>
          </table:table-cell>
          <table:table-cell table:style-name="ce37" office:value-type="float" office:value="0.715601503759398" calcext:value-type="float">
            <text:p>0,715601503759398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sigmoid</text:p>
          </table:table-cell>
          <table:table-cell table:style-name="ce37" office:value-type="float" office:value="0.719172932330827" calcext:value-type="float">
            <text:p>0,719172932330827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sigmoid</text:p>
          </table:table-cell>
          <table:table-cell table:style-name="ce37" office:value-type="float" office:value="0.724467418546366" calcext:value-type="float">
            <text:p>0,72446741854636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sigmoid</text:p>
          </table:table-cell>
          <table:table-cell table:style-name="ce37" office:value-type="float" office:value="0.715570175438596" calcext:value-type="float">
            <text:p>0,71557017543859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sigmoid</text:p>
          </table:table-cell>
          <table:table-cell table:style-name="ce37" office:value-type="float" office:value="0.715601503759398" calcext:value-type="float">
            <text:p>0,715601503759398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anova</text:p>
          </table:table-cell>
          <table:table-cell table:style-name="ce37" office:value-type="float" office:value="0.719172932330827" calcext:value-type="float">
            <text:p>0,719172932330827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anova</text:p>
          </table:table-cell>
          <table:table-cell table:style-name="ce37" office:value-type="float" office:value="0.724467418546366" calcext:value-type="float">
            <text:p>0,72446741854636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anova</text:p>
          </table:table-cell>
          <table:table-cell table:style-name="ce37" office:value-type="float" office:value="0.715570175438596" calcext:value-type="float">
            <text:p>0,71557017543859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anova</text:p>
          </table:table-cell>
          <table:table-cell table:style-name="ce37" office:value-type="float" office:value="0.715601503759398" calcext:value-type="float">
            <text:p>0,715601503759398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epanechnikov</text:p>
          </table:table-cell>
          <table:table-cell table:style-name="ce37" office:value-type="float" office:value="0.719172932330827" calcext:value-type="float">
            <text:p>0,719172932330827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epanechnikov</text:p>
          </table:table-cell>
          <table:table-cell table:style-name="ce37" office:value-type="float" office:value="0.724467418546366" calcext:value-type="float">
            <text:p>0,72446741854636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epanechnikov</text:p>
          </table:table-cell>
          <table:table-cell table:style-name="ce37" office:value-type="float" office:value="0.715570175438596" calcext:value-type="float">
            <text:p>0,71557017543859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epanechnikov</text:p>
          </table:table-cell>
          <table:table-cell table:style-name="ce37" office:value-type="float" office:value="0.715601503759398" calcext:value-type="float">
            <text:p>0,715601503759398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gausian_combination</text:p>
          </table:table-cell>
          <table:table-cell table:style-name="ce37" office:value-type="float" office:value="0.719172932330827" calcext:value-type="float">
            <text:p>0,719172932330827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gausian_combination</text:p>
          </table:table-cell>
          <table:table-cell table:style-name="ce37" office:value-type="float" office:value="0.724467418546366" calcext:value-type="float">
            <text:p>0,72446741854636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gausian_combination</text:p>
          </table:table-cell>
          <table:table-cell table:style-name="ce37" office:value-type="float" office:value="0.715570175438596" calcext:value-type="float">
            <text:p>0,71557017543859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gausian_combination</text:p>
          </table:table-cell>
          <table:table-cell table:style-name="ce37" office:value-type="float" office:value="0.715601503759398" calcext:value-type="float">
            <text:p>0,715601503759398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multiquadric</text:p>
          </table:table-cell>
          <table:table-cell table:style-name="ce37" office:value-type="float" office:value="0.719172932330827" calcext:value-type="float">
            <text:p>0,719172932330827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multiquadric</text:p>
          </table:table-cell>
          <table:table-cell table:style-name="ce37" office:value-type="float" office:value="0.724467418546366" calcext:value-type="float">
            <text:p>0,72446741854636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multiquadric</text:p>
          </table:table-cell>
          <table:table-cell table:style-name="ce37" office:value-type="float" office:value="0.715570175438596" calcext:value-type="float">
            <text:p>0,715570175438596</text:p>
          </table:table-cell>
          <table:table-cell table:style-name="ce35"/>
          <table:table-cell table:number-columns-repeated="2"/>
        </table:table-row>
        <table:table-row table:style-name="ro1"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4" calcext:value-type="float">
            <text:p>4</text:p>
          </table:table-cell>
          <table:table-cell table:style-name="ce35" office:value-type="string" calcext:value-type="string">
            <text:p>multiquadric</text:p>
          </table:table-cell>
          <table:table-cell table:style-name="ce37" office:value-type="float" office:value="0.715601503759398" calcext:value-type="float">
            <text:p>0,715601503759398</text:p>
          </table:table-cell>
          <table:table-cell table:style-name="ce35"/>
          <table:table-cell table:number-columns-repeated="2"/>
        </table:table-row>
        <table:table-row table:style-name="ro1" table:number-rows-repeated="48">
          <table:table-cell table:style-name="ce35" table:number-columns-repeated="5"/>
          <table:table-cell table:number-columns-repeated="2"/>
        </table:table-row>
        <table:table-row table:style-name="ro1" table:number-rows-repeated="104849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BT" table:style-name="ta1">
        <table:table-column table:style-name="co1" table:default-cell-style-name="ce42"/>
        <table:table-column table:style-name="co13" table:default-cell-style-name="ce31"/>
        <table:table-column table:style-name="co14" table:default-cell-style-name="ce31"/>
        <table:table-column table:style-name="co31" table:default-cell-style-name="ce2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1" office:value-type="string" calcext:value-type="string">
            <text:p>iteration</text:p>
          </table:table-cell>
          <table:table-cell table:style-name="ce40" office:value-type="string" calcext:value-type="string">
            <text:p>number_of_trees</text:p>
          </table:table-cell>
          <table:table-cell table:style-name="ce40" office:value-type="string" calcext:value-type="string">
            <text:p>maximal_depth</text:p>
          </table:table-cell>
          <table:table-cell table:style-name="ce40" office:value-type="string" calcext:value-type="string">
            <text:p>accuracy</text:p>
          </table:table-cell>
          <table:table-cell/>
          <table:table-cell table:style-name="ce32" office:value-type="string" calcext:value-type="string">
            <text:p>max_accuracy</text:p>
          </table:table-cell>
          <table:table-cell table:style-name="ce32" office:value-type="string" calcext:value-type="string">
            <text:p>card_Rashomon_set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684335839598997" calcext:value-type="float">
            <text:p>0,684335839598997</text:p>
          </table:table-cell>
          <table:table-cell/>
          <table:table-cell table:formula="of:=MAX([.D$1:.D$1048576])" office:value-type="float" office:value="0.88703007518797" calcext:value-type="float">
            <text:p>0,88703007518797</text:p>
          </table:table-cell>
          <table:table-cell table:formula="of:=COUNTIF([.D$1:.D$1048576];&quot;&gt;=&quot;&amp;[.F6])" office:value-type="float" office:value="30" calcext:value-type="float">
            <text:p>30</text:p>
          </table:table-cell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657800751879699" calcext:value-type="float">
            <text:p>0,657800751879699</text:p>
          </table:table-cell>
          <table:table-cell/>
          <table:table-cell table:style-name="ce32" office:value-type="string" calcext:value-type="string">
            <text:p>empirical_risk</text:p>
          </table:table-cell>
          <table:table-cell table:style-name="ce32" office:value-type="string" calcext:value-type="string">
            <text:p>cardinality_sols</text:p>
          </table:table-cell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0" office:value-type="float" office:value="520" calcext:value-type="float">
            <text:p>520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677098997493734" calcext:value-type="float">
            <text:p>0,677098997493734</text:p>
          </table:table-cell>
          <table:table-cell/>
          <table:table-cell table:formula="of:=1/[.F2]" office:value-type="float" office:value="1.12735749099385" calcext:value-type="float">
            <text:p>1,12735749099385</text:p>
          </table:table-cell>
          <table:table-cell table:formula="of:=MAX([.A$1:.A$1048576])" office:value-type="float" office:value="36" calcext:value-type="float">
            <text:p>36</text:p>
          </table:table-cell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751378446115288" calcext:value-type="float">
            <text:p>0,751378446115288</text:p>
          </table:table-cell>
          <table:table-cell/>
          <table:table-cell table:style-name="ce32" office:value-type="string" calcext:value-type="string">
            <text:p>margin</text:p>
          </table:table-cell>
          <table:table-cell table:style-name="ce32" office:value-type="string" calcext:value-type="string">
            <text:p>Rashomon_ratio</text:p>
          </table:table-cell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0" office:value-type="float" office:value="840" calcext:value-type="float">
            <text:p>840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793452380952381" calcext:value-type="float">
            <text:p>0,793452380952381</text:p>
          </table:table-cell>
          <table:table-cell/>
          <table:table-cell table:formula="of:=[.F2]-[.F2]*0.1" office:value-type="float" office:value="0.798327067669173" calcext:value-type="float">
            <text:p>0,798327067669173</text:p>
          </table:table-cell>
          <table:table-cell table:formula="of:=[.G2]/[.G4]" office:value-type="float" office:value="0.833333333333333" calcext:value-type="float">
            <text:p>0,833333333333333</text:p>
          </table:table-cell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0.793452380952381" calcext:value-type="float">
            <text:p>0,793452380952381</text:p>
          </table:table-cell>
          <table:table-cell table:number-columns-repeated="3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0.872932330827068" calcext:value-type="float">
            <text:p>0,872932330827068</text:p>
          </table:table-cell>
          <table:table-cell table:number-columns-repeated="3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0.878226817042607" calcext:value-type="float">
            <text:p>0,878226817042607</text:p>
          </table:table-cell>
          <table:table-cell table:number-columns-repeated="3"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30" office:value-type="float" office:value="520" calcext:value-type="float">
            <text:p>520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0.876472431077694" calcext:value-type="float">
            <text:p>0,876472431077694</text:p>
          </table:table-cell>
          <table:table-cell table:number-columns-repeated="3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0.879981203007519" calcext:value-type="float">
            <text:p>0,879981203007519</text:p>
          </table:table-cell>
          <table:table-cell table:number-columns-repeated="3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40" calcext:value-type="float">
            <text:p>840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0.881735588972431" calcext:value-type="float">
            <text:p>0,881735588972431</text:p>
          </table:table-cell>
          <table:table-cell table:number-columns-repeated="3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0.879918546365915" calcext:value-type="float">
            <text:p>0,879918546365915</text:p>
          </table:table-cell>
          <table:table-cell table:number-columns-repeated="3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90" calcext:value-type="float">
            <text:p>90</text:p>
          </table:table-cell>
          <table:table-cell table:style-name="ce37" office:value-type="float" office:value="0.872838345864662" calcext:value-type="float">
            <text:p>0,872838345864662</text:p>
          </table:table-cell>
          <table:table-cell table:number-columns-repeated="3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90" calcext:value-type="float">
            <text:p>90</text:p>
          </table:table-cell>
          <table:table-cell table:style-name="ce37" office:value-type="float" office:value="0.88703007518797" calcext:value-type="float">
            <text:p>0,887030075187970</text:p>
          </table:table-cell>
          <table:table-cell table:number-columns-repeated="3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520" calcext:value-type="float">
            <text:p>520</text:p>
          </table:table-cell>
          <table:table-cell table:style-name="ce30" office:value-type="float" office:value="90" calcext:value-type="float">
            <text:p>90</text:p>
          </table:table-cell>
          <table:table-cell table:style-name="ce37" office:value-type="float" office:value="0.872838345864662" calcext:value-type="float">
            <text:p>0,872838345864662</text:p>
          </table:table-cell>
          <table:table-cell table:number-columns-repeated="3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90" calcext:value-type="float">
            <text:p>90</text:p>
          </table:table-cell>
          <table:table-cell table:style-name="ce37" office:value-type="float" office:value="0.871083959899749" calcext:value-type="float">
            <text:p>0,871083959899749</text:p>
          </table:table-cell>
          <table:table-cell table:number-columns-repeated="3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840" calcext:value-type="float">
            <text:p>840</text:p>
          </table:table-cell>
          <table:table-cell table:style-name="ce30" office:value-type="float" office:value="90" calcext:value-type="float">
            <text:p>90</text:p>
          </table:table-cell>
          <table:table-cell table:style-name="ce37" office:value-type="float" office:value="0.863972431077694" calcext:value-type="float">
            <text:p>0,863972431077694</text:p>
          </table:table-cell>
          <table:table-cell table:number-columns-repeated="3"/>
        </table:table-row>
        <table:table-row table:style-name="ro1"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90" calcext:value-type="float">
            <text:p>90</text:p>
          </table:table-cell>
          <table:table-cell table:style-name="ce37" office:value-type="float" office:value="0.862218045112782" calcext:value-type="float">
            <text:p>0,862218045112782</text:p>
          </table:table-cell>
          <table:table-cell table:number-columns-repeated="3"/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20" calcext:value-type="float">
            <text:p>120</text:p>
          </table:table-cell>
          <table:table-cell table:style-name="ce37" office:value-type="float" office:value="0.874624060150376" calcext:value-type="float">
            <text:p>0,874624060150376</text:p>
          </table:table-cell>
          <table:table-cell table:number-columns-repeated="3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120" calcext:value-type="float">
            <text:p>120</text:p>
          </table:table-cell>
          <table:table-cell table:style-name="ce37" office:value-type="float" office:value="0.871083959899749" calcext:value-type="float">
            <text:p>0,871083959899749</text:p>
          </table:table-cell>
          <table:table-cell table:number-columns-repeated="3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520" calcext:value-type="float">
            <text:p>520</text:p>
          </table:table-cell>
          <table:table-cell table:style-name="ce30" office:value-type="float" office:value="120" calcext:value-type="float">
            <text:p>120</text:p>
          </table:table-cell>
          <table:table-cell table:style-name="ce37" office:value-type="float" office:value="0.867512531328321" calcext:value-type="float">
            <text:p>0,867512531328321</text:p>
          </table:table-cell>
          <table:table-cell table:number-columns-repeated="3"/>
        </table:table-row>
        <table:table-row table:style-name="ro1"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120" calcext:value-type="float">
            <text:p>120</text:p>
          </table:table-cell>
          <table:table-cell table:style-name="ce37" office:value-type="float" office:value="0.858740601503759" calcext:value-type="float">
            <text:p>0,858740601503759</text:p>
          </table:table-cell>
          <table:table-cell table:number-columns-repeated="3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840" calcext:value-type="float">
            <text:p>840</text:p>
          </table:table-cell>
          <table:table-cell table:style-name="ce30" office:value-type="float" office:value="120" calcext:value-type="float">
            <text:p>120</text:p>
          </table:table-cell>
          <table:table-cell table:style-name="ce37" office:value-type="float" office:value="0.846334586466165" calcext:value-type="float">
            <text:p>0,846334586466165</text:p>
          </table:table-cell>
          <table:table-cell table:number-columns-repeated="3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20" calcext:value-type="float">
            <text:p>120</text:p>
          </table:table-cell>
          <table:table-cell table:style-name="ce37" office:value-type="float" office:value="0.853414786967419" calcext:value-type="float">
            <text:p>0,853414786967419</text:p>
          </table:table-cell>
          <table:table-cell table:number-columns-repeated="3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60" calcext:value-type="float">
            <text:p>160</text:p>
          </table:table-cell>
          <table:table-cell table:style-name="ce37" office:value-type="float" office:value="0.860463659147869" calcext:value-type="float">
            <text:p>0,860463659147869</text:p>
          </table:table-cell>
          <table:table-cell table:number-columns-repeated="3"/>
        </table:table-row>
        <table:table-row table:style-name="ro1"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160" calcext:value-type="float">
            <text:p>160</text:p>
          </table:table-cell>
          <table:table-cell table:style-name="ce37" office:value-type="float" office:value="0.841040100250627" calcext:value-type="float">
            <text:p>0,841040100250627</text:p>
          </table:table-cell>
          <table:table-cell table:number-columns-repeated="3"/>
        </table:table-row>
        <table:table-row table:style-name="ro1"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520" calcext:value-type="float">
            <text:p>520</text:p>
          </table:table-cell>
          <table:table-cell table:style-name="ce30" office:value-type="float" office:value="160" calcext:value-type="float">
            <text:p>160</text:p>
          </table:table-cell>
          <table:table-cell table:style-name="ce37" office:value-type="float" office:value="0.849874686716792" calcext:value-type="float">
            <text:p>0,849874686716792</text:p>
          </table:table-cell>
          <table:table-cell table:number-columns-repeated="3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160" calcext:value-type="float">
            <text:p>160</text:p>
          </table:table-cell>
          <table:table-cell table:style-name="ce37" office:value-type="float" office:value="0.851597744360902" calcext:value-type="float">
            <text:p>0,851597744360902</text:p>
          </table:table-cell>
          <table:table-cell table:number-columns-repeated="3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840" calcext:value-type="float">
            <text:p>840</text:p>
          </table:table-cell>
          <table:table-cell table:style-name="ce30" office:value-type="float" office:value="160" calcext:value-type="float">
            <text:p>160</text:p>
          </table:table-cell>
          <table:table-cell table:style-name="ce37" office:value-type="float" office:value="0.849906015037594" calcext:value-type="float">
            <text:p>0,849906015037594</text:p>
          </table:table-cell>
          <table:table-cell table:number-columns-repeated="3"/>
        </table:table-row>
        <table:table-row table:style-name="ro1"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60" calcext:value-type="float">
            <text:p>160</text:p>
          </table:table-cell>
          <table:table-cell table:style-name="ce37" office:value-type="float" office:value="0.844611528822055" calcext:value-type="float">
            <text:p>0,844611528822055</text:p>
          </table:table-cell>
          <table:table-cell table:number-columns-repeated="3"/>
        </table:table-row>
        <table:table-row table:style-name="ro1">
          <table:table-cell table:style-name="ce30" office:value-type="float" office:value="31" calcext:value-type="float">
            <text:p>31</text:p>
          </table:table-cell>
          <table:table-cell table:number-columns-repeated="2" table:style-name="ce30" office:value-type="float" office:value="200" calcext:value-type="float">
            <text:p>200</text:p>
          </table:table-cell>
          <table:table-cell table:style-name="ce37" office:value-type="float" office:value="0.846303258145363" calcext:value-type="float">
            <text:p>0,846303258145363</text:p>
          </table:table-cell>
          <table:table-cell table:number-columns-repeated="3"/>
        </table:table-row>
        <table:table-row table:style-name="ro1"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200" calcext:value-type="float">
            <text:p>200</text:p>
          </table:table-cell>
          <table:table-cell table:style-name="ce37" office:value-type="float" office:value="0.848088972431078" calcext:value-type="float">
            <text:p>0,848088972431078</text:p>
          </table:table-cell>
          <table:table-cell table:number-columns-repeated="3"/>
        </table:table-row>
        <table:table-row table:style-name="ro1"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520" calcext:value-type="float">
            <text:p>520</text:p>
          </table:table-cell>
          <table:table-cell table:style-name="ce30" office:value-type="float" office:value="200" calcext:value-type="float">
            <text:p>200</text:p>
          </table:table-cell>
          <table:table-cell table:style-name="ce37" office:value-type="float" office:value="0.846334586466165" calcext:value-type="float">
            <text:p>0,846334586466165</text:p>
          </table:table-cell>
          <table:table-cell table:number-columns-repeated="3"/>
        </table:table-row>
        <table:table-row table:style-name="ro1"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200" calcext:value-type="float">
            <text:p>200</text:p>
          </table:table-cell>
          <table:table-cell table:style-name="ce37" office:value-type="float" office:value="0.848088972431078" calcext:value-type="float">
            <text:p>0,848088972431078</text:p>
          </table:table-cell>
          <table:table-cell table:number-columns-repeated="3"/>
        </table:table-row>
        <table:table-row table:style-name="ro1"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840" calcext:value-type="float">
            <text:p>840</text:p>
          </table:table-cell>
          <table:table-cell table:style-name="ce30" office:value-type="float" office:value="200" calcext:value-type="float">
            <text:p>200</text:p>
          </table:table-cell>
          <table:table-cell table:style-name="ce37" office:value-type="float" office:value="0.844517543859649" calcext:value-type="float">
            <text:p>0,844517543859649</text:p>
          </table:table-cell>
          <table:table-cell table:number-columns-repeated="3"/>
        </table:table-row>
        <table:table-row table:style-name="ro1"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200" calcext:value-type="float">
            <text:p>200</text:p>
          </table:table-cell>
          <table:table-cell table:style-name="ce37" office:value-type="float" office:value="0.846271929824562" calcext:value-type="float">
            <text:p>0,846271929824562</text:p>
          </table:table-cell>
          <table:table-cell table:number-columns-repeated="3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VM" table:style-name="ta1">
        <table:table-column table:style-name="co8" table:default-cell-style-name="ce31"/>
        <table:table-column table:style-name="co11" table:default-cell-style-name="ce31"/>
        <table:table-column table:style-name="co32" table:default-cell-style-name="ce4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0" office:value-type="string" calcext:value-type="string">
            <text:p>iteration</text:p>
          </table:table-cell>
          <table:table-cell table:style-name="ce40" office:value-type="string" calcext:value-type="string">
            <text:p>max_iterations</text:p>
          </table:table-cell>
          <table:table-cell table:style-name="ce41" office:value-type="string" calcext:value-type="string">
            <text:p>accuracy</text:p>
          </table:table-cell>
          <table:table-cell/>
          <table:table-cell table:style-name="ce32" office:value-type="string" calcext:value-type="string">
            <text:p>max_accuracy</text:p>
          </table:table-cell>
          <table:table-cell table:style-name="ce32" office:value-type="string" calcext:value-type="string">
            <text:p>card_Rashomon_set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0.795050125313283" calcext:value-type="float">
            <text:p>0,795050125313283</text:p>
          </table:table-cell>
          <table:table-cell/>
          <table:table-cell table:formula="of:=MAX([.C$1:.C$1048576])" office:value-type="float" office:value="0.818107769423559" calcext:value-type="float">
            <text:p>0,818107769423559</text:p>
          </table:table-cell>
          <table:table-cell table:formula="of:=COUNTIF([.C$1:.C$1048576];&quot;&gt;=&quot;&amp;[.E6])" office:value-type="float" office:value="30" calcext:value-type="float">
            <text:p>30</text:p>
          </table:table-cell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float" office:value="0.793233082706767" calcext:value-type="float">
            <text:p>0,793233082706767</text:p>
          </table:table-cell>
          <table:table-cell/>
          <table:table-cell table:style-name="ce32" office:value-type="string" calcext:value-type="string">
            <text:p>empirical_risk</text:p>
          </table:table-cell>
          <table:table-cell table:style-name="ce32" office:value-type="string" calcext:value-type="string">
            <text:p>cardinality_sols</text:p>
          </table:table-cell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0" office:value-type="float" office:value="57" calcext:value-type="float">
            <text:p>57</text:p>
          </table:table-cell>
          <table:table-cell table:style-name="ce37" office:value-type="float" office:value="0.796804511278195" calcext:value-type="float">
            <text:p>0,796804511278195</text:p>
          </table:table-cell>
          <table:table-cell/>
          <table:table-cell table:formula="of:=1/[.E2]" office:value-type="float" office:value="1.22233284828062" calcext:value-type="float">
            <text:p>1,22233284828062</text:p>
          </table:table-cell>
          <table:table-cell table:formula="of:=MAX([.A$1:.A$1048576])" office:value-type="float" office:value="30" calcext:value-type="float">
            <text:p>30</text:p>
          </table:table-cell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0" office:value-type="float" office:value="60" calcext:value-type="float">
            <text:p>60</text:p>
          </table:table-cell>
          <table:table-cell table:style-name="ce37" office:value-type="float" office:value="0.793264411027569" calcext:value-type="float">
            <text:p>0,793264411027569</text:p>
          </table:table-cell>
          <table:table-cell/>
          <table:table-cell table:style-name="ce32" office:value-type="string" calcext:value-type="string">
            <text:p>margin</text:p>
          </table:table-cell>
          <table:table-cell table:style-name="ce32" office:value-type="string" calcext:value-type="string">
            <text:p>Rashomon_ratio</text:p>
          </table:table-cell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0" office:value-type="float" office:value="64" calcext:value-type="float">
            <text:p>64</text:p>
          </table:table-cell>
          <table:table-cell table:style-name="ce37" office:value-type="float" office:value="0.796804511278195" calcext:value-type="float">
            <text:p>0,796804511278195</text:p>
          </table:table-cell>
          <table:table-cell/>
          <table:table-cell table:formula="of:=[.E2]-[.E2]*0.1" office:value-type="float" office:value="0.736296992481203" calcext:value-type="float">
            <text:p>0,736296992481203</text:p>
          </table:table-cell>
          <table:table-cell table:formula="of:=[.F2]/[.F4]" office:value-type="float" office:value="1" calcext:value-type="float">
            <text:p>1</text:p>
          </table:table-cell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0" office:value-type="float" office:value="67" calcext:value-type="float">
            <text:p>67</text:p>
          </table:table-cell>
          <table:table-cell table:style-name="ce37" office:value-type="float" office:value="0.798558897243108" calcext:value-type="float">
            <text:p>0,798558897243108</text:p>
          </table:table-cell>
          <table:table-cell table:number-columns-repeated="3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7" office:value-type="float" office:value="0.803884711779448" calcext:value-type="float">
            <text:p>0,803884711779448</text:p>
          </table:table-cell>
          <table:table-cell table:number-columns-repeated="3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office:value-type="float" office:value="74" calcext:value-type="float">
            <text:p>74</text:p>
          </table:table-cell>
          <table:table-cell table:style-name="ce37" office:value-type="float" office:value="0.80031328320802" calcext:value-type="float">
            <text:p>0,800313283208020</text:p>
          </table:table-cell>
          <table:table-cell table:number-columns-repeated="3"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30" office:value-type="float" office:value="78" calcext:value-type="float">
            <text:p>78</text:p>
          </table:table-cell>
          <table:table-cell table:style-name="ce37" office:value-type="float" office:value="0.802130325814536" calcext:value-type="float">
            <text:p>0,802130325814536</text:p>
          </table:table-cell>
          <table:table-cell table:number-columns-repeated="3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81" calcext:value-type="float">
            <text:p>81</text:p>
          </table:table-cell>
          <table:table-cell table:style-name="ce37" office:value-type="float" office:value="0.802130325814536" calcext:value-type="float">
            <text:p>0,802130325814536</text:p>
          </table:table-cell>
          <table:table-cell table:number-columns-repeated="3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4" calcext:value-type="float">
            <text:p>84</text:p>
          </table:table-cell>
          <table:table-cell table:style-name="ce37" office:value-type="float" office:value="0.803916040100251" calcext:value-type="float">
            <text:p>0,803916040100251</text:p>
          </table:table-cell>
          <table:table-cell table:number-columns-repeated="3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8" calcext:value-type="float">
            <text:p>88</text:p>
          </table:table-cell>
          <table:table-cell table:style-name="ce37" office:value-type="float" office:value="0.802130325814536" calcext:value-type="float">
            <text:p>0,802130325814536</text:p>
          </table:table-cell>
          <table:table-cell table:number-columns-repeated="3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1" calcext:value-type="float">
            <text:p>91</text:p>
          </table:table-cell>
          <table:table-cell table:style-name="ce37" office:value-type="float" office:value="0.802130325814536" calcext:value-type="float">
            <text:p>0,802130325814536</text:p>
          </table:table-cell>
          <table:table-cell table:number-columns-repeated="3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95" calcext:value-type="float">
            <text:p>95</text:p>
          </table:table-cell>
          <table:table-cell table:style-name="ce37" office:value-type="float" office:value="0.802130325814536" calcext:value-type="float">
            <text:p>0,802130325814536</text:p>
          </table:table-cell>
          <table:table-cell table:number-columns-repeated="3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98" calcext:value-type="float">
            <text:p>98</text:p>
          </table:table-cell>
          <table:table-cell table:style-name="ce37" office:value-type="float" office:value="0.803916040100251" calcext:value-type="float">
            <text:p>0,803916040100251</text:p>
          </table:table-cell>
          <table:table-cell table:number-columns-repeated="3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02" calcext:value-type="float">
            <text:p>102</text:p>
          </table:table-cell>
          <table:table-cell table:style-name="ce37" office:value-type="float" office:value="0.798621553884712" calcext:value-type="float">
            <text:p>0,798621553884712</text:p>
          </table:table-cell>
          <table:table-cell table:number-columns-repeated="3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05" calcext:value-type="float">
            <text:p>105</text:p>
          </table:table-cell>
          <table:table-cell table:style-name="ce37" office:value-type="float" office:value="0.798621553884712" calcext:value-type="float">
            <text:p>0,798621553884712</text:p>
          </table:table-cell>
          <table:table-cell table:number-columns-repeated="3"/>
        </table:table-row>
        <table:table-row table:style-name="ro1"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09" calcext:value-type="float">
            <text:p>109</text:p>
          </table:table-cell>
          <table:table-cell table:style-name="ce37" office:value-type="float" office:value="0.809273182957394" calcext:value-type="float">
            <text:p>0,809273182957394</text:p>
          </table:table-cell>
          <table:table-cell table:number-columns-repeated="3"/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12" calcext:value-type="float">
            <text:p>112</text:p>
          </table:table-cell>
          <table:table-cell table:style-name="ce37" office:value-type="float" office:value="0.811027568922306" calcext:value-type="float">
            <text:p>0,811027568922306</text:p>
          </table:table-cell>
          <table:table-cell table:number-columns-repeated="3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16" calcext:value-type="float">
            <text:p>116</text:p>
          </table:table-cell>
          <table:table-cell table:style-name="ce37" office:value-type="float" office:value="0.807518796992481" calcext:value-type="float">
            <text:p>0,807518796992481</text:p>
          </table:table-cell>
          <table:table-cell table:number-columns-repeated="3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19" calcext:value-type="float">
            <text:p>119</text:p>
          </table:table-cell>
          <table:table-cell table:style-name="ce37" office:value-type="float" office:value="0.805733082706767" calcext:value-type="float">
            <text:p>0,805733082706767</text:p>
          </table:table-cell>
          <table:table-cell table:number-columns-repeated="3"/>
        </table:table-row>
        <table:table-row table:style-name="ro1"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22" calcext:value-type="float">
            <text:p>122</text:p>
          </table:table-cell>
          <table:table-cell table:style-name="ce37" office:value-type="float" office:value="0.81453634085213" calcext:value-type="float">
            <text:p>0,814536340852130</text:p>
          </table:table-cell>
          <table:table-cell table:number-columns-repeated="3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26" calcext:value-type="float">
            <text:p>126</text:p>
          </table:table-cell>
          <table:table-cell table:style-name="ce37" office:value-type="float" office:value="0.809179197994988" calcext:value-type="float">
            <text:p>0,809179197994988</text:p>
          </table:table-cell>
          <table:table-cell table:number-columns-repeated="3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29" calcext:value-type="float">
            <text:p>129</text:p>
          </table:table-cell>
          <table:table-cell table:style-name="ce37" office:value-type="float" office:value="0.809179197994988" calcext:value-type="float">
            <text:p>0,809179197994988</text:p>
          </table:table-cell>
          <table:table-cell table:number-columns-repeated="3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33" calcext:value-type="float">
            <text:p>133</text:p>
          </table:table-cell>
          <table:table-cell table:style-name="ce37" office:value-type="float" office:value="0.810964912280702" calcext:value-type="float">
            <text:p>0,810964912280702</text:p>
          </table:table-cell>
          <table:table-cell table:number-columns-repeated="3"/>
        </table:table-row>
        <table:table-row table:style-name="ro1"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36" calcext:value-type="float">
            <text:p>136</text:p>
          </table:table-cell>
          <table:table-cell table:style-name="ce37" office:value-type="float" office:value="0.816353383458647" calcext:value-type="float">
            <text:p>0,816353383458647</text:p>
          </table:table-cell>
          <table:table-cell table:number-columns-repeated="3"/>
        </table:table-row>
        <table:table-row table:style-name="ro1"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40" calcext:value-type="float">
            <text:p>140</text:p>
          </table:table-cell>
          <table:table-cell table:style-name="ce37" office:value-type="float" office:value="0.818107769423559" calcext:value-type="float">
            <text:p>0,818107769423559</text:p>
          </table:table-cell>
          <table:table-cell table:number-columns-repeated="3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43" calcext:value-type="float">
            <text:p>143</text:p>
          </table:table-cell>
          <table:table-cell table:style-name="ce37" office:value-type="float" office:value="0.816353383458647" calcext:value-type="float">
            <text:p>0,816353383458647</text:p>
          </table:table-cell>
          <table:table-cell table:number-columns-repeated="3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47" calcext:value-type="float">
            <text:p>147</text:p>
          </table:table-cell>
          <table:table-cell table:style-name="ce37" office:value-type="float" office:value="0.814567669172932" calcext:value-type="float">
            <text:p>0,814567669172932</text:p>
          </table:table-cell>
          <table:table-cell table:number-columns-repeated="3"/>
        </table:table-row>
        <table:table-row table:style-name="ro1"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50" calcext:value-type="float">
            <text:p>150</text:p>
          </table:table-cell>
          <table:table-cell table:style-name="ce37" office:value-type="float" office:value="0.814598997493734" calcext:value-type="float">
            <text:p>0,814598997493734</text:p>
          </table:table-cell>
          <table:table-cell table:number-columns-repeated="3"/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T" table:style-name="ta1">
        <table:table-column table:style-name="co8" table:default-cell-style-name="ce42"/>
        <table:table-column table:style-name="co14" table:default-cell-style-name="ce42"/>
        <table:table-column table:style-name="co22" table:default-cell-style-name="Default"/>
        <table:table-column table:style-name="co23" table:default-cell-style-name="Default"/>
        <table:table-column table:style-name="co24" table:default-cell-style-name="ce4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1" office:value-type="string" calcext:value-type="string">
            <text:p>iteration</text:p>
          </table:table-cell>
          <table:table-cell table:style-name="ce41" office:value-type="string" calcext:value-type="string">
            <text:p>maximal_depth</text:p>
          </table:table-cell>
          <table:table-cell table:style-name="ce40" office:value-type="string" calcext:value-type="string">
            <text:p>criterion</text:p>
          </table:table-cell>
          <table:table-cell table:style-name="ce40" office:value-type="string" calcext:value-type="string">
            <text:p>apply_pruning</text:p>
          </table:table-cell>
          <table:table-cell table:style-name="ce41" office:value-type="string" calcext:value-type="string">
            <text:p>accuracy</text:p>
          </table:table-cell>
          <table:table-cell/>
          <table:table-cell table:style-name="ce32" office:value-type="string" calcext:value-type="string">
            <text:p>max_accuracy</text:p>
          </table:table-cell>
          <table:table-cell table:style-name="ce32" office:value-type="string" calcext:value-type="string">
            <text:p>card_Rashomon_set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gain_ratio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57080200501253" calcext:value-type="float">
            <text:p>0,857080200501253</text:p>
          </table:table-cell>
          <table:table-cell/>
          <table:table-cell table:formula="of:=MAX([.E$1:.E$1048576])" office:value-type="float" office:value="0.876441102756892" calcext:value-type="float">
            <text:p>0,876441102756892</text:p>
          </table:table-cell>
          <table:table-cell table:formula="of:=COUNTIF([.E$1:.E$1048576];&quot;&gt;=&quot;&amp;[.G6])" office:value-type="float" office:value="40" calcext:value-type="float">
            <text:p>40</text:p>
          </table:table-cell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gain_ratio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6234335839599" calcext:value-type="float">
            <text:p>0,862343358395990</text:p>
          </table:table-cell>
          <table:table-cell/>
          <table:table-cell table:style-name="ce32" office:value-type="string" calcext:value-type="string">
            <text:p>empirical_risk</text:p>
          </table:table-cell>
          <table:table-cell table:style-name="ce32" office:value-type="string" calcext:value-type="string">
            <text:p>cardinality_sols</text:p>
          </table:table-cell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gain_ratio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76441102756892" calcext:value-type="float">
            <text:p>0,876441102756892</text:p>
          </table:table-cell>
          <table:table-cell/>
          <table:table-cell table:formula="of:=1/[.G2]" office:value-type="float" office:value="1.14097798112668" calcext:value-type="float">
            <text:p>1,14097798112668</text:p>
          </table:table-cell>
          <table:table-cell table:formula="of:=MAX([.A$1:.A$1048576])" office:value-type="float" office:value="40" calcext:value-type="float">
            <text:p>40</text:p>
          </table:table-cell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gain_ratio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7468671679198" calcext:value-type="float">
            <text:p>0,874686716791980</text:p>
          </table:table-cell>
          <table:table-cell/>
          <table:table-cell table:style-name="ce32" office:value-type="string" calcext:value-type="string">
            <text:p>margin</text:p>
          </table:table-cell>
          <table:table-cell table:style-name="ce32" office:value-type="string" calcext:value-type="string">
            <text:p>Rashomon_ratio</text:p>
          </table:table-cell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gain_ratio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7468671679198" calcext:value-type="float">
            <text:p>0,874686716791980</text:p>
          </table:table-cell>
          <table:table-cell/>
          <table:table-cell table:formula="of:=[.G2]-[.G2]*0.1" office:value-type="float" office:value="0.788796992481203" calcext:value-type="float">
            <text:p>0,788796992481203</text:p>
          </table:table-cell>
          <table:table-cell table:formula="of:=[.H2]/[.H4]" office:value-type="float" office:value="1" calcext:value-type="float">
            <text:p>1</text:p>
          </table:table-cell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information_gain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57080200501253" calcext:value-type="float">
            <text:p>0,857080200501253</text:p>
          </table:table-cell>
          <table:table-cell table:number-columns-repeated="3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information_gain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6234335839599" calcext:value-type="float">
            <text:p>0,862343358395990</text:p>
          </table:table-cell>
          <table:table-cell table:number-columns-repeated="3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information_gain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76441102756892" calcext:value-type="float">
            <text:p>0,876441102756892</text:p>
          </table:table-cell>
          <table:table-cell table:number-columns-repeated="3"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information_gain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7468671679198" calcext:value-type="float">
            <text:p>0,874686716791980</text:p>
          </table:table-cell>
          <table:table-cell table:number-columns-repeated="3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information_gain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7468671679198" calcext:value-type="float">
            <text:p>0,874686716791980</text:p>
          </table:table-cell>
          <table:table-cell table:number-columns-repeated="3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gini_index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57080200501253" calcext:value-type="float">
            <text:p>0,857080200501253</text:p>
          </table:table-cell>
          <table:table-cell table:number-columns-repeated="3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gini_index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6234335839599" calcext:value-type="float">
            <text:p>0,862343358395990</text:p>
          </table:table-cell>
          <table:table-cell table:number-columns-repeated="3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gini_index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76441102756892" calcext:value-type="float">
            <text:p>0,876441102756892</text:p>
          </table:table-cell>
          <table:table-cell table:number-columns-repeated="3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gini_index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7468671679198" calcext:value-type="float">
            <text:p>0,874686716791980</text:p>
          </table:table-cell>
          <table:table-cell table:number-columns-repeated="3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gini_index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7468671679198" calcext:value-type="float">
            <text:p>0,874686716791980</text:p>
          </table:table-cell>
          <table:table-cell table:number-columns-repeated="3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accuracy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57080200501253" calcext:value-type="float">
            <text:p>0,857080200501253</text:p>
          </table:table-cell>
          <table:table-cell table:number-columns-repeated="3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accuracy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6234335839599" calcext:value-type="float">
            <text:p>0,862343358395990</text:p>
          </table:table-cell>
          <table:table-cell table:number-columns-repeated="3"/>
        </table:table-row>
        <table:table-row table:style-name="ro1"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accuracy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76441102756892" calcext:value-type="float">
            <text:p>0,876441102756892</text:p>
          </table:table-cell>
          <table:table-cell table:number-columns-repeated="3"/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accuracy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7468671679198" calcext:value-type="float">
            <text:p>0,874686716791980</text:p>
          </table:table-cell>
          <table:table-cell table:number-columns-repeated="3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accuracy</text:p>
          </table:table-cell>
          <table:table-cell table:style-name="ce35" office:value-type="string" calcext:value-type="string">
            <text:p>true</text:p>
          </table:table-cell>
          <table:table-cell table:style-name="ce37" office:value-type="float" office:value="0.87468671679198" calcext:value-type="float">
            <text:p>0,874686716791980</text:p>
          </table:table-cell>
          <table:table-cell table:number-columns-repeated="3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gain_ratio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57080200501253" calcext:value-type="float">
            <text:p>0,857080200501253</text:p>
          </table:table-cell>
          <table:table-cell table:number-columns-repeated="3"/>
        </table:table-row>
        <table:table-row table:style-name="ro1"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gain_ratio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6234335839599" calcext:value-type="float">
            <text:p>0,862343358395990</text:p>
          </table:table-cell>
          <table:table-cell table:number-columns-repeated="3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gain_ratio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76441102756892" calcext:value-type="float">
            <text:p>0,876441102756892</text:p>
          </table:table-cell>
          <table:table-cell table:number-columns-repeated="3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gain_ratio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7468671679198" calcext:value-type="float">
            <text:p>0,874686716791980</text:p>
          </table:table-cell>
          <table:table-cell table:number-columns-repeated="3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gain_ratio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7468671679198" calcext:value-type="float">
            <text:p>0,874686716791980</text:p>
          </table:table-cell>
          <table:table-cell table:number-columns-repeated="3"/>
        </table:table-row>
        <table:table-row table:style-name="ro1"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information_gain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57080200501253" calcext:value-type="float">
            <text:p>0,857080200501253</text:p>
          </table:table-cell>
          <table:table-cell table:number-columns-repeated="3"/>
        </table:table-row>
        <table:table-row table:style-name="ro1"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information_gain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6234335839599" calcext:value-type="float">
            <text:p>0,862343358395990</text:p>
          </table:table-cell>
          <table:table-cell table:number-columns-repeated="3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information_gain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76441102756892" calcext:value-type="float">
            <text:p>0,876441102756892</text:p>
          </table:table-cell>
          <table:table-cell table:number-columns-repeated="3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information_gain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7468671679198" calcext:value-type="float">
            <text:p>0,874686716791980</text:p>
          </table:table-cell>
          <table:table-cell table:number-columns-repeated="3"/>
        </table:table-row>
        <table:table-row table:style-name="ro1"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information_gain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7468671679198" calcext:value-type="float">
            <text:p>0,874686716791980</text:p>
          </table:table-cell>
          <table:table-cell table:number-columns-repeated="3"/>
        </table:table-row>
        <table:table-row table:style-name="ro1"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gini_index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57080200501253" calcext:value-type="float">
            <text:p>0,857080200501253</text:p>
          </table:table-cell>
          <table:table-cell table:number-columns-repeated="3"/>
        </table:table-row>
        <table:table-row table:style-name="ro1"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gini_index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6234335839599" calcext:value-type="float">
            <text:p>0,862343358395990</text:p>
          </table:table-cell>
          <table:table-cell table:number-columns-repeated="3"/>
        </table:table-row>
        <table:table-row table:style-name="ro1"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gini_index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76441102756892" calcext:value-type="float">
            <text:p>0,876441102756892</text:p>
          </table:table-cell>
          <table:table-cell table:number-columns-repeated="3"/>
        </table:table-row>
        <table:table-row table:style-name="ro1"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gini_index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7468671679198" calcext:value-type="float">
            <text:p>0,874686716791980</text:p>
          </table:table-cell>
          <table:table-cell table:number-columns-repeated="3"/>
        </table:table-row>
        <table:table-row table:style-name="ro1"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gini_index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7468671679198" calcext:value-type="float">
            <text:p>0,874686716791980</text:p>
          </table:table-cell>
          <table:table-cell table:number-columns-repeated="3"/>
        </table:table-row>
        <table:table-row table:style-name="ro1"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5" calcext:value-type="float">
            <text:p>5</text:p>
          </table:table-cell>
          <table:table-cell table:style-name="ce35" office:value-type="string" calcext:value-type="string">
            <text:p>accuracy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57080200501253" calcext:value-type="float">
            <text:p>0,857080200501253</text:p>
          </table:table-cell>
          <table:table-cell table:number-columns-repeated="3"/>
        </table:table-row>
        <table:table-row table:style-name="ro1"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6" calcext:value-type="float">
            <text:p>6</text:p>
          </table:table-cell>
          <table:table-cell table:style-name="ce35" office:value-type="string" calcext:value-type="string">
            <text:p>accuracy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6234335839599" calcext:value-type="float">
            <text:p>0,862343358395990</text:p>
          </table:table-cell>
          <table:table-cell table:number-columns-repeated="3"/>
        </table:table-row>
        <table:table-row table:style-name="ro1"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" calcext:value-type="float">
            <text:p>7</text:p>
          </table:table-cell>
          <table:table-cell table:style-name="ce35" office:value-type="string" calcext:value-type="string">
            <text:p>accuracy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76441102756892" calcext:value-type="float">
            <text:p>0,876441102756892</text:p>
          </table:table-cell>
          <table:table-cell table:number-columns-repeated="3"/>
        </table:table-row>
        <table:table-row table:style-name="ro1"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8" calcext:value-type="float">
            <text:p>8</text:p>
          </table:table-cell>
          <table:table-cell table:style-name="ce35" office:value-type="string" calcext:value-type="string">
            <text:p>accuracy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7468671679198" calcext:value-type="float">
            <text:p>0,874686716791980</text:p>
          </table:table-cell>
          <table:table-cell table:number-columns-repeated="3"/>
        </table:table-row>
        <table:table-row table:style-name="ro1"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9" calcext:value-type="float">
            <text:p>9</text:p>
          </table:table-cell>
          <table:table-cell table:style-name="ce35" office:value-type="string" calcext:value-type="string">
            <text:p>accuracy</text:p>
          </table:table-cell>
          <table:table-cell table:style-name="ce35" office:value-type="string" calcext:value-type="string">
            <text:p>false</text:p>
          </table:table-cell>
          <table:table-cell table:style-name="ce37" office:value-type="float" office:value="0.87468671679198" calcext:value-type="float">
            <text:p>0,874686716791980</text:p>
          </table:table-cell>
          <table:table-cell table:number-columns-repeated="3"/>
        </table:table-row>
        <table:table-row table:style-name="ro1" table:number-rows-repeated="4">
          <table:table-cell table:style-name="ce30" table:number-columns-repeated="2"/>
          <table:table-cell table:style-name="ce35" table:number-columns-repeated="2"/>
          <table:table-cell table:number-columns-repeated="4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ashomon" table:style-name="ta1">
        <table:shapes>
          <draw:frame draw:z-index="0" draw:style-name="gr1" draw:text-style-name="P1" svg:width="20.342cm" svg:height="14.582cm" svg:x="12.065cm" svg:y="0.477cm">
            <draw:object draw:notify-on-update-of-ranges="Rashomon.A2:Rashomon.A9 Rashomon.B2:Rashomon.B9 Rashomon.C1:Rashomon.C1 Rashomon.C2:Rashomon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32" office:value-type="string" calcext:value-type="string">
            <text:p>model</text:p>
          </table:table-cell>
          <table:table-cell table:style-name="ce32" office:value-type="string" calcext:value-type="string">
            <text:p>empirical_risk</text:p>
          </table:table-cell>
          <table:table-cell table:style-name="ce32" office:value-type="string" calcext:value-type="string">
            <text:p>Log_Rashomon_ratio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formula="of:=[$NN.I4]" office:value-type="float" office:value="1.12509252405625" calcext:value-type="float">
            <text:p>1,12509252405625</text:p>
          </table:table-cell>
          <table:table-cell table:formula="of:=LOG([$NN.J6])" office:value-type="float" office:value="-0.234083206033368" calcext:value-type="float">
            <text:p>-0,234083206033368</text:p>
          </table:table-cell>
        </table:table-row>
        <table:table-row table:style-name="ro1">
          <table:table-cell office:value-type="string" calcext:value-type="string">
            <text:p>GBT</text:p>
          </table:table-cell>
          <table:table-cell table:formula="of:=[$GBT.F4]" office:value-type="float" office:value="1.12735749099385" calcext:value-type="float">
            <text:p>1,12735749099385</text:p>
          </table:table-cell>
          <table:table-cell table:formula="of:=LOG([$GBT.G6])" office:value-type="float" office:value="-0.0791812460476248" calcext:value-type="float">
            <text:p>-0,0791812460476248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formula="of:=[$RF.F4]" office:value-type="float" office:value="1.12947171013057" calcext:value-type="float">
            <text:p>1,12947171013057</text:p>
          </table:table-cell>
          <table:table-cell table:formula="of:=LOG([$RF.G6])" office:value-type="float" office:value="-0.0122344564170116" calcext:value-type="float">
            <text:p>-0,012234456417011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formula="of:=[$DT.G4]" office:value-type="float" office:value="1.14097798112668" calcext:value-type="float">
            <text:p>1,14097798112668</text:p>
          </table:table-cell>
          <table:table-cell table:formula="of:=LOG([$DT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table:formula="of:=[$SVM.E4]" office:value-type="float" office:value="1.22233284828062" calcext:value-type="float">
            <text:p>1,22233284828062</text:p>
          </table:table-cell>
          <table:table-cell table:formula="of:=LOG([$SVM.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table:formula="of:=[$Log.E4]" office:value-type="float" office:value="1.24405643464027" calcext:value-type="float">
            <text:p>1,24405643464027</text:p>
          </table:table-cell>
          <table:table-cell table:formula="of:=LOG([$Log.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table:formula="of:=[$KNN.F4]" office:value-type="float" office:value="1.38032432432432" calcext:value-type="float">
            <text:p>1,38032432432432</text:p>
          </table:table-cell>
          <table:table-cell table:formula="of:=LOG([$KNN.G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table:formula="of:=[$NB.E4]" office:value-type="float" office:value="1.48237588817164" calcext:value-type="float">
            <text:p>1,48237588817164</text:p>
          </table:table-cell>
          <table:table-cell table:formula="of:=LOG([$NB.F6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NN.A1:NN.G73" table:display-filter-buttons="true">
          <table:sort>
            <table:sort-by table:field-number="6" table:order="descending" table:data-type="automatic"/>
          </table:sort>
        </table:database-range>
        <table:database-range table:name="__Anonymous_Sheet_DB__1" table:target-range-address="Log.A1:Log.C3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RF.A1:RF.D37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NB.A1:NB.C3" table:display-filter-buttons="true"/>
        <table:database-range table:name="__Anonymous_Sheet_DB__4" table:target-range-address="KNN.A1:KNN.D33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GBT.A1:GBT.D37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6" table:target-range-address="SVM.A1:SVM.C31" table:display-filter-buttons="true">
          <table:sort>
            <table:sort-by table:field-number="0" table:data-type="automatic"/>
          </table:sort>
        </table:database-range>
        <table:database-range table:name="__Anonymous_Sheet_DB__7" table:target-range-address="DT.A1:DT.E41" table:display-filter-buttons="true">
          <table:sort>
            <table:sort-by table:field-number="0" table:data-type="automatic"/>
          </table:sort>
        </table:database-range>
        <table:database-range table:name="__Anonymous_Sheet_DB__8" table:target-range-address="Rashomon.A1:Rashomon.C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8" number:min-decimal-places="18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04">
      <number:number number:decimal-places="3" number:min-decimal-places="3" number:min-integer-digits="1" number:grouping="true"/>
    </number:number-style>
    <number:number-style style:name="N105">
      <number:number number:decimal-places="4" number:min-decimal-places="4" number:min-integer-digits="1" number:grouping="true"/>
    </number:number-style>
    <number:number-style style:name="N106">
      <number:number number:decimal-places="1" number:min-decimal-places="1" number:min-integer-digits="1" number:grouping="true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19:49:26.7739791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20:54:30.994000000</meta:creation-date>
    <dc:date>2022-04-23T19:49:53.275685831</dc:date>
    <meta:editing-duration>PT3H55M46S</meta:editing-duration>
    <meta:editing-cycles>96</meta:editing-cycles>
    <meta:generator>LibreOffice/7.3.2.2$Linux_X86_64 LibreOffice_project/30$Build-2</meta:generator>
    <meta:document-statistic meta:table-count="9" meta:cell-count="146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maximum="1.5" chart:origin="0" chart:text-overlap="true" chart:reverse-direction="false" text:line-break="true" loext:try-staggering-first="false" chart:link-data-style-to-source="tru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none" chart:data-label-text="true" chart:data-label-symbol="false" chart:data-label-series="false" chart:label-position="bottom"/>
      <style:graphic-properties draw:stroke-dash="Dash_5f_20_5f_Dot_5f_20_5f_1" svg:stroke-width="0.08cm" svg:stroke-color="#000000" draw:fill-color="#000000" dr3d:edge-rounding="5%"/>
      <style:text-properties fo:font-size="11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43cm" svg:height="14.583cm" xlink:href=".." xlink:type="simple" chart:class="chart:scatter" chart:style-name="ch1">
        <chart:title svg:x="7.952cm" svg:y="0.426cm" chart:style-name="ch2">
          <text:p>Rashomon Curve</text:p>
        </chart:title>
        <chart:plot-area chart:style-name="ch3" table:cell-range-address="Rashomon.A2:Rashomon.C9 Rashomon.C1:Rashomon.C1" chart:data-source-has-labels="both" svg:x="1.561cm" svg:y="1.57cm" svg:width="18.376cm" svg:height="11.597cm">
          <chart:coordinate-region svg:x="2.579cm" svg:y="1.769cm" svg:width="17.118cm" svg:height="10.751cm"/>
          <chart:axis chart:dimension="x" chart:name="primary-x" chart:style-name="ch4" chartooo:axis-type="auto">
            <chart:title svg:x="8.979cm" svg:y="13.458cm" chart:style-name="ch5">
              <text:p>Empirical Risk, L^</text:p>
            </chart:title>
            <chart:categories table:cell-range-address="Rashomon.A2:Rashomon.A9"/>
          </chart:axis>
          <chart:axis chart:dimension="y" chart:name="primary-y" chart:style-name="ch6">
            <chart:title svg:x="0.451cm" svg:y="9.733cm" chart:style-name="ch7">
              <text:p>Log Rashomon Ratio, %</text:p>
            </chart:title>
            <chart:grid chart:style-name="ch8" chart:class="major"/>
          </chart:axis>
          <chart:series chart:style-name="ch9" chart:values-cell-range-address="Rashomon.C2:Rashomon.C9" chart:label-cell-address="Rashomon.C1:Rashomon.C1" chart:class="chart:scatter">
            <chart:domain table:cell-range-address="Rashomon.B2:Rashomon.B9"/>
            <chart:data-point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Log_Rashomon_ratio</text:p>
                <draw:g>
                  <svg:desc>Rashomon.C1:Rashom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N</text:p>
                <draw:g>
                  <svg:desc>Rashomon.A2:Rashomon.A9</svg:desc>
                </draw:g>
              </table:table-cell>
              <table:table-cell office:value-type="float" office:value="1.12509252405625">
                <text:p>1.12509252405625</text:p>
                <draw:g>
                  <svg:desc>Rashomon.B2:Rashomon.B9</svg:desc>
                </draw:g>
              </table:table-cell>
              <table:table-cell office:value-type="float" office:value="-0.234083206033368">
                <text:p>-0.234083206033368</text:p>
                <draw:g>
                  <svg:desc>Rashomon.C2:Rashomon.C9</svg:desc>
                </draw:g>
              </table:table-cell>
            </table:table-row>
            <table:table-row>
              <table:table-cell office:value-type="string">
                <text:p>GBT</text:p>
              </table:table-cell>
              <table:table-cell office:value-type="float" office:value="1.12735749099385">
                <text:p>1.12735749099385</text:p>
              </table:table-cell>
              <table:table-cell office:value-type="float" office:value="-0.0791812460476248">
                <text:p>-0.0791812460476248</text:p>
              </table:table-cell>
            </table:table-row>
            <table:table-row>
              <table:table-cell office:value-type="string">
                <text:p>RF</text:p>
              </table:table-cell>
              <table:table-cell office:value-type="float" office:value="1.12947171013057">
                <text:p>1.12947171013057</text:p>
              </table:table-cell>
              <table:table-cell office:value-type="float" office:value="-0.0122344564170116">
                <text:p>-0.0122344564170116</text:p>
              </table:table-cell>
            </table:table-row>
            <table:table-row>
              <table:table-cell office:value-type="string">
                <text:p>DT</text:p>
              </table:table-cell>
              <table:table-cell office:value-type="float" office:value="1.14097798112668">
                <text:p>1.14097798112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VM</text:p>
              </table:table-cell>
              <table:table-cell office:value-type="float" office:value="1.22233284828062">
                <text:p>1.2223328482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g</text:p>
              </table:table-cell>
              <table:table-cell office:value-type="float" office:value="1.24405643464027">
                <text:p>1.2440564346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NN</text:p>
              </table:table-cell>
              <table:table-cell office:value-type="float" office:value="1.38032432432432">
                <text:p>1.38032432432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</text:p>
              </table:table-cell>
              <table:table-cell office:value-type="float" office:value="1.48237588817164">
                <text:p>1.482375888171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